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39.811cm" style:rel-width="90%" table:align="center"/>
    </style:style>
    <style:style style:name="Tabela4.A" style:family="table-column">
      <style:table-column-properties style:column-width="1.819cm" style:rel-column-width="1134*"/>
    </style:style>
    <style:style style:name="Tabela4.B" style:family="table-column">
      <style:table-column-properties style:column-width="2.727cm" style:rel-column-width="1701*"/>
    </style:style>
    <style:style style:name="Tabela4.C" style:family="table-column">
      <style:table-column-properties style:column-width="17.632cm" style:rel-column-width="10996*"/>
    </style:style>
    <style:style style:name="Tabela4.D" style:family="table-column">
      <style:table-column-properties style:column-width="17.634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39.811cm" style:rel-width="90%" table:align="center"/>
    </style:style>
    <style:style style:name="Tabela1.A" style:family="table-column">
      <style:table-column-properties style:column-width="1.819cm" style:rel-column-width="1134*"/>
    </style:style>
    <style:style style:name="Tabela1.B" style:family="table-column">
      <style:table-column-properties style:column-width="2.727cm" style:rel-column-width="1701*"/>
    </style:style>
    <style:style style:name="Tabela1.C" style:family="table-column">
      <style:table-column-properties style:column-width="17.632cm" style:rel-column-width="10996*"/>
    </style:style>
    <style:style style:name="Tabela1.D" style:family="table-column">
      <style:table-column-properties style:column-width="17.634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9.811cm" style:rel-width="90%" table:align="center"/>
    </style:style>
    <style:style style:name="Tabela2.A" style:family="table-column">
      <style:table-column-properties style:column-width="1.819cm" style:rel-column-width="1134*"/>
    </style:style>
    <style:style style:name="Tabela2.B" style:family="table-column">
      <style:table-column-properties style:column-width="12.665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9.811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819cm" style:rel-column-width="1134*"/>
    </style:style>
    <style:style style:name="Tabela15.B" style:family="table-column">
      <style:table-column-properties style:column-width="2.727cm" style:rel-column-width="1701*"/>
    </style:style>
    <style:style style:name="Tabela15.C" style:family="table-column">
      <style:table-column-properties style:column-width="5.877cm" style:rel-column-width="3665*"/>
    </style:style>
    <style:style style:name="Tabela15.D" style:family="table-column">
      <style:table-column-properties style:column-width="5.879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9.811cm" style:rel-width="90%" table:align="center"/>
    </style:style>
    <style:style style:name="Tabela14.A" style:family="table-column">
      <style:table-column-properties style:column-width="1.819cm" style:rel-column-width="1134*"/>
    </style:style>
    <style:style style:name="Tabela14.B" style:family="table-column">
      <style:table-column-properties style:column-width="2.727cm" style:rel-column-width="1701*"/>
    </style:style>
    <style:style style:name="Tabela14.C" style:family="table-column">
      <style:table-column-properties style:column-width="8.816cm" style:rel-column-width="5498*"/>
    </style:style>
    <style:style style:name="Tabela14.F" style:family="table-column">
      <style:table-column-properties style:column-width="8.818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9.811cm" style:rel-width="90%" table:align="center"/>
    </style:style>
    <style:style style:name="Tabela17.A" style:family="table-column">
      <style:table-column-properties style:column-width="1.827cm" style:rel-column-width="1140*"/>
    </style:style>
    <style:style style:name="Tabela17.B" style:family="table-column">
      <style:table-column-properties style:column-width="2.718cm" style:rel-column-width="1695*"/>
    </style:style>
    <style:style style:name="Tabela17.C" style:family="table-column">
      <style:table-column-properties style:column-width="11.755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9.811cm" style:rel-width="90%" table:align="center"/>
    </style:style>
    <style:style style:name="Tabela16.A" style:family="table-column">
      <style:table-column-properties style:column-width="1.827cm" style:rel-column-width="1140*"/>
    </style:style>
    <style:style style:name="Tabela16.B" style:family="table-column">
      <style:table-column-properties style:column-width="2.718cm" style:rel-column-width="1695*"/>
    </style:style>
    <style:style style:name="Tabela16.C" style:family="table-column">
      <style:table-column-properties style:column-width="11.755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9.811cm" style:rel-width="90%" table:align="center"/>
    </style:style>
    <style:style style:name="Tabela6.A" style:family="table-column">
      <style:table-column-properties style:column-width="1.827cm" style:rel-column-width="1140*"/>
    </style:style>
    <style:style style:name="Tabela6.B" style:family="table-column">
      <style:table-column-properties style:column-width="12.661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39.811cm" style:rel-width="90%" table:align="center"/>
    </style:style>
    <style:style style:name="Table8.A" style:family="table-column">
      <style:table-column-properties style:column-width="1.827cm" style:rel-column-width="1140*"/>
    </style:style>
    <style:style style:name="Table8.B" style:family="table-column">
      <style:table-column-properties style:column-width="2.718cm" style:rel-column-width="1695*"/>
    </style:style>
    <style:style style:name="Table8.C" style:family="table-column">
      <style:table-column-properties style:column-width="35.265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39.811cm" style:rel-width="90%" table:align="center"/>
    </style:style>
    <style:style style:name="Tabela28.A" style:family="table-column">
      <style:table-column-properties style:column-width="1.827cm" style:rel-column-width="1140*"/>
    </style:style>
    <style:style style:name="Tabela28.B" style:family="table-column">
      <style:table-column-properties style:column-width="2.718cm" style:rel-column-width="1695*"/>
    </style:style>
    <style:style style:name="Tabela28.C" style:family="table-column">
      <style:table-column-properties style:column-width="35.265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9.811cm" style:rel-width="90%" table:align="center"/>
    </style:style>
    <style:style style:name="Tabela3.A" style:family="table-column">
      <style:table-column-properties style:column-width="1.827cm" style:rel-column-width="1140*"/>
    </style:style>
    <style:style style:name="Tabela3.B" style:family="table-column">
      <style:table-column-properties style:column-width="2.718cm" style:rel-column-width="1695*"/>
    </style:style>
    <style:style style:name="Tabela3.C" style:family="table-column">
      <style:table-column-properties style:column-width="35.265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39.811cm" style:rel-width="90%" table:align="center"/>
    </style:style>
    <style:style style:name="Tabela29.A" style:family="table-column">
      <style:table-column-properties style:column-width="1.827cm" style:rel-column-width="1140*"/>
    </style:style>
    <style:style style:name="Tabela29.B" style:family="table-column">
      <style:table-column-properties style:column-width="12.661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9.811cm" style:rel-width="90%" table:align="center"/>
    </style:style>
    <style:style style:name="Tabela7.A" style:family="table-column">
      <style:table-column-properties style:column-width="1.827cm" style:rel-column-width="1140*"/>
    </style:style>
    <style:style style:name="Tabela7.B" style:family="table-column">
      <style:table-column-properties style:column-width="37.984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9.811cm" style:rel-width="90%" table:align="center"/>
    </style:style>
    <style:style style:name="Table7.A" style:family="table-column">
      <style:table-column-properties style:column-width="1.827cm" style:rel-column-width="1140*"/>
    </style:style>
    <style:style style:name="Table7.B" style:family="table-column">
      <style:table-column-properties style:column-width="2.718cm" style:rel-column-width="1695*"/>
    </style:style>
    <style:style style:name="Table7.C" style:family="table-column">
      <style:table-column-properties style:column-width="35.265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9.811cm" style:rel-width="90%" table:align="center"/>
    </style:style>
    <style:style style:name="Tabela5.A" style:family="table-column">
      <style:table-column-properties style:column-width="1.827cm" style:rel-column-width="1140*"/>
    </style:style>
    <style:style style:name="Tabela5.B" style:family="table-column">
      <style:table-column-properties style:column-width="2.718cm" style:rel-column-width="1695*"/>
    </style:style>
    <style:style style:name="Tabela5.C" style:family="table-column">
      <style:table-column-properties style:column-width="11.755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39.811cm" style:rel-width="90%" table:align="center"/>
    </style:style>
    <style:style style:name="Tabela30.A" style:family="table-column">
      <style:table-column-properties style:column-width="1.827cm" style:rel-column-width="1140*"/>
    </style:style>
    <style:style style:name="Tabela30.B" style:family="table-column">
      <style:table-column-properties style:column-width="37.984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39.811cm" style:rel-width="90%" table:align="center"/>
    </style:style>
    <style:style style:name="Tabela20.A" style:family="table-column">
      <style:table-column-properties style:column-width="1.827cm" style:rel-column-width="1140*"/>
    </style:style>
    <style:style style:name="Tabela20.B" style:family="table-column">
      <style:table-column-properties style:column-width="2.718cm" style:rel-column-width="1695*"/>
    </style:style>
    <style:style style:name="Tabela20.C" style:family="table-column">
      <style:table-column-properties style:column-width="35.265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39.811cm" style:rel-width="90%" table:align="center"/>
    </style:style>
    <style:style style:name="Tabela26.A" style:family="table-column">
      <style:table-column-properties style:column-width="1.827cm" style:rel-column-width="1026*"/>
    </style:style>
    <style:style style:name="Tabela26.B" style:family="table-column">
      <style:table-column-properties style:column-width="2.716cm" style:rel-column-width="1525*"/>
    </style:style>
    <style:style style:name="Tabela26.C" style:family="table-column">
      <style:table-column-properties style:column-width="12.368cm" style:rel-column-width="6942*"/>
    </style:style>
    <style:style style:name="Tabela26.D" style:family="table-column">
      <style:table-column-properties style:column-width="11.448cm" style:rel-column-width="6426*"/>
    </style:style>
    <style:style style:name="Tabela26.E" style:family="table-column">
      <style:table-column-properties style:column-width="11.449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39.811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827cm" style:rel-column-width="1140*"/>
    </style:style>
    <style:style style:name="Tabela10.B" style:family="table-column">
      <style:table-column-properties style:column-width="2.718cm" style:rel-column-width="1695*"/>
    </style:style>
    <style:style style:name="Tabela10.C" style:family="table-column">
      <style:table-column-properties style:column-width="11.755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39.811cm" style:rel-width="90%" table:align="center"/>
    </style:style>
    <style:style style:name="Tabela11.A" style:family="table-column">
      <style:table-column-properties style:column-width="1.827cm" style:rel-column-width="1140*"/>
    </style:style>
    <style:style style:name="Tabela11.B" style:family="table-column">
      <style:table-column-properties style:column-width="2.718cm" style:rel-column-width="1695*"/>
    </style:style>
    <style:style style:name="Tabela11.C" style:family="table-column">
      <style:table-column-properties style:column-width="11.755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9.811cm" style:rel-width="90%" table:align="center"/>
    </style:style>
    <style:style style:name="Tabela13.A" style:family="table-column">
      <style:table-column-properties style:column-width="1.829cm" style:rel-column-width="1426*"/>
    </style:style>
    <style:style style:name="Tabela13.B" style:family="table-column">
      <style:table-column-properties style:column-width="2.722cm" style:rel-column-width="2121*"/>
    </style:style>
    <style:style style:name="Tabela13.C" style:family="table-column">
      <style:table-column-properties style:column-width="4.408cm" style:rel-column-width="3436*"/>
    </style:style>
    <style:style style:name="Tabela13.D" style:family="table-column">
      <style:table-column-properties style:column-width="4.406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39.811cm" style:rel-width="90%" table:align="center"/>
    </style:style>
    <style:style style:name="Tabela24.A" style:family="table-column">
      <style:table-column-properties style:column-width="1.819cm" style:rel-column-width="1418*"/>
    </style:style>
    <style:style style:name="Tabela24.B" style:family="table-column">
      <style:table-column-properties style:column-width="2.729cm" style:rel-column-width="2127*"/>
    </style:style>
    <style:style style:name="Tabela24.C" style:family="table-column">
      <style:table-column-properties style:column-width="3.526cm" style:rel-column-width="2749*"/>
    </style:style>
    <style:style style:name="Tabela24.F" style:family="table-column">
      <style:table-column-properties style:column-width="3.526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9.811cm" style:rel-width="90%" table:align="center"/>
    </style:style>
    <style:style style:name="Tabela9.A" style:family="table-column">
      <style:table-column-properties style:column-width="1.827cm" style:rel-column-width="1425*"/>
    </style:style>
    <style:style style:name="Tabela9.B" style:family="table-column">
      <style:table-column-properties style:column-width="2.716cm" style:rel-column-width="2118*"/>
    </style:style>
    <style:style style:name="Tabela9.C" style:family="table-column">
      <style:table-column-properties style:column-width="17.632cm" style:rel-column-width="13745*"/>
    </style:style>
    <style:style style:name="Tabela9.D" style:family="table-column">
      <style:table-column-properties style:column-width="17.634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39.811cm" style:rel-width="90%" table:align="center"/>
    </style:style>
    <style:style style:name="Tabela25.A" style:family="table-column">
      <style:table-column-properties style:column-width="2.212cm" style:rel-column-width="1380*"/>
    </style:style>
    <style:style style:name="Tabela25.B" style:family="table-column">
      <style:table-column-properties style:column-width="2.334cm" style:rel-column-width="1455*"/>
    </style:style>
    <style:style style:name="Tabela25.C" style:family="table-column">
      <style:table-column-properties style:column-width="18.112cm" style:rel-column-width="11295*"/>
    </style:style>
    <style:style style:name="Tabela25.D" style:family="table-column">
      <style:table-column-properties style:column-width="17.154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39.811cm" style:rel-width="90%" table:align="center"/>
    </style:style>
    <style:style style:name="Tabela31.A" style:family="table-column">
      <style:table-column-properties style:column-width="2.187cm" style:rel-column-width="1228*"/>
    </style:style>
    <style:style style:name="Tabela31.B" style:family="table-column">
      <style:table-column-properties style:column-width="2.357cm" style:rel-column-width="1323*"/>
    </style:style>
    <style:style style:name="Tabela31.C" style:family="table-column">
      <style:table-column-properties style:column-width="7.052cm" style:rel-column-width="3958*"/>
    </style:style>
    <style:style style:name="Tabela31.D" style:family="table-column">
      <style:table-column-properties style:column-width="7.054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9.811cm" style:rel-width="90%" table:align="center"/>
    </style:style>
    <style:style style:name="Tabela21.A" style:family="table-column">
      <style:table-column-properties style:column-width="1.827cm" style:rel-column-width="1425*"/>
    </style:style>
    <style:style style:name="Tabela21.B" style:family="table-column">
      <style:table-column-properties style:column-width="2.716cm" style:rel-column-width="2118*"/>
    </style:style>
    <style:style style:name="Tabela21.C" style:family="table-column">
      <style:table-column-properties style:column-width="35.265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39.811cm" style:rel-width="90%" table:align="center"/>
    </style:style>
    <style:style style:name="Tabela27.A" style:family="table-column">
      <style:table-column-properties style:column-width="1.827cm" style:rel-column-width="1425*"/>
    </style:style>
    <style:style style:name="Tabela27.B" style:family="table-column">
      <style:table-column-properties style:column-width="2.718cm" style:rel-column-width="2119*"/>
    </style:style>
    <style:style style:name="Tabela27.C" style:family="table-column">
      <style:table-column-properties style:column-width="8.816cm" style:rel-column-width="6872*"/>
    </style:style>
    <style:style style:name="Tabela27.D" style:family="table-column">
      <style:table-column-properties style:column-width="8.818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39.811cm" style:rel-width="90%" table:align="center"/>
    </style:style>
    <style:style style:name="Tabela32.A" style:family="table-column">
      <style:table-column-properties style:column-width="1.827cm" style:rel-column-width="1140*"/>
    </style:style>
    <style:style style:name="Tabela32.B" style:family="table-column">
      <style:table-column-properties style:column-width="37.984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9.811cm" style:rel-width="90%" fo:break-before="auto" fo:break-after="auto" table:align="center" fo:keep-with-next="auto"/>
    </style:style>
    <style:style style:name="Tabela8.A" style:family="table-column">
      <style:table-column-properties style:column-width="1.827cm" style:rel-column-width="1026*"/>
    </style:style>
    <style:style style:name="Tabela8.B" style:family="table-column">
      <style:table-column-properties style:column-width="2.718cm" style:rel-column-width="1525*"/>
    </style:style>
    <style:style style:name="Tabela8.C" style:family="table-column">
      <style:table-column-properties style:column-width="3.205cm" style:rel-column-width="1799*"/>
    </style:style>
    <style:style style:name="Tabela8.F" style:family="table-column">
      <style:table-column-properties style:column-width="3.207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9.811cm" style:rel-width="90%" table:align="center"/>
    </style:style>
    <style:style style:name="Tabela22.A" style:family="table-column">
      <style:table-column-properties style:column-width="1.827cm" style:rel-column-width="1140*"/>
    </style:style>
    <style:style style:name="Tabela22.B" style:family="table-column">
      <style:table-column-properties style:column-width="18.992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39.811cm" style:rel-width="90%" table:align="center"/>
    </style:style>
    <style:style style:name="Tabela19.A" style:family="table-column">
      <style:table-column-properties style:column-width="1.819cm" style:rel-column-width="1134*"/>
    </style:style>
    <style:style style:name="Tabela19.B" style:family="table-column">
      <style:table-column-properties style:column-width="2.727cm" style:rel-column-width="1701*"/>
    </style:style>
    <style:style style:name="Tabela19.C" style:family="table-column">
      <style:table-column-properties style:column-width="8.816cm" style:rel-column-width="5498*"/>
    </style:style>
    <style:style style:name="Tabela19.F" style:family="table-column">
      <style:table-column-properties style:column-width="8.818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9.811cm" style:rel-width="90%" table:align="center"/>
    </style:style>
    <style:style style:name="Tabela18.A" style:family="table-column">
      <style:table-column-properties style:column-width="1.819cm" style:rel-column-width="1134*"/>
    </style:style>
    <style:style style:name="Tabela18.B" style:family="table-column">
      <style:table-column-properties style:column-width="2.727cm" style:rel-column-width="1701*"/>
    </style:style>
    <style:style style:name="Tabela18.C" style:family="table-column">
      <style:table-column-properties style:column-width="6.108cm" style:rel-column-width="3810*"/>
    </style:style>
    <style:style style:name="Tabela18.D" style:family="table-column">
      <style:table-column-properties style:column-width="8.086cm" style:rel-column-width="5043*"/>
    </style:style>
    <style:style style:name="Tabela18.E" style:family="table-column">
      <style:table-column-properties style:column-width="10.536cm" style:rel-column-width="6571*"/>
    </style:style>
    <style:style style:name="Tabela18.F" style:family="table-column">
      <style:table-column-properties style:column-width="10.534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9.811cm" style:rel-width="90%" table:align="center"/>
    </style:style>
    <style:style style:name="Tabela12.A" style:family="table-column">
      <style:table-column-properties style:column-width="1.827cm" style:rel-column-width="1425*"/>
    </style:style>
    <style:style style:name="Tabela12.B" style:family="table-column">
      <style:table-column-properties style:column-width="3.632cm" style:rel-column-width="2831*"/>
    </style:style>
    <style:style style:name="Tabela12.C" style:family="table-column">
      <style:table-column-properties style:column-width="17.175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9.811cm" style:rel-width="90%" table:align="center"/>
    </style:style>
    <style:style style:name="Tabela23.A" style:family="table-column">
      <style:table-column-properties style:column-width="1.827cm" style:rel-column-width="1425*"/>
    </style:style>
    <style:style style:name="Tabela23.B" style:family="table-column">
      <style:table-column-properties style:column-width="3.637cm" style:rel-column-width="2835*"/>
    </style:style>
    <style:style style:name="Tabela23.C" style:family="table-column">
      <style:table-column-properties style:column-width="3.122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8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6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5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76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77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78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79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80" style:family="paragraph" style:parent-style-name="Standard">
      <style:paragraph-properties fo:text-align="center" style:justify-single-word="false"/>
      <style:text-properties fo:language="pt" fo:country="BR" officeooo:rsid="0133013c" officeooo:paragraph-rsid="033db78a"/>
    </style:style>
    <style:style style:name="P581" style:family="paragraph" style:parent-style-name="Table_20_Contents">
      <style:paragraph-properties fo:text-align="center" style:justify-single-word="false"/>
      <style:text-properties fo:language="pt" fo:country="BR" officeooo:rsid="028dfbe9" officeooo:paragraph-rsid="028dfbe9"/>
    </style:style>
    <style:style style:name="P5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91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592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3" style:family="paragraph" style:parent-style-name="Table_20_Contents">
      <style:paragraph-properties fo:text-align="center" style:justify-single-word="false"/>
    </style:style>
    <style:style style:name="P59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5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6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/>
    </style:style>
    <style:style style:name="T115" style:family="text">
      <style:text-properties fo:language="pt" fo:country="BR" officeooo:rsid="011c9e96" fo:background-color="transparent" loext:char-shading-value="0"/>
    </style:style>
    <style:style style:name="T116" style:family="text">
      <style:text-properties fo:language="pt" fo:country="BR" officeooo:rsid="02d13db1" fo:background-color="transparent" loext:char-shading-value="0"/>
    </style:style>
    <style:style style:name="T117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8" style:family="text">
      <style:text-properties fo:language="pt" fo:country="BR" officeooo:rsid="004ecc5f"/>
    </style:style>
    <style:style style:name="T119" style:family="text">
      <style:text-properties fo:language="pt" fo:country="BR" officeooo:rsid="02699531"/>
    </style:style>
    <style:style style:name="T120" style:family="text">
      <style:text-properties fo:language="pt" fo:country="BR" officeooo:rsid="02699531" style:font-size-asian="10.5pt" style:text-rotation-angle="0" style:text-rotation-scale="line-height"/>
    </style:style>
    <style:style style:name="T121" style:family="text">
      <style:text-properties fo:language="pt" fo:country="BR" officeooo:rsid="026d073a" style:font-size-asian="10.5pt" style:text-rotation-angle="0" style:text-rotation-scale="line-height"/>
    </style:style>
    <style:style style:name="T122" style:family="text">
      <style:text-properties fo:language="pt" fo:country="BR" officeooo:rsid="02b44896" style:font-size-asian="10.5pt" style:text-rotation-angle="0" style:text-rotation-scale="line-height"/>
    </style:style>
    <style:style style:name="T123" style:family="text">
      <style:text-properties fo:language="pt" fo:country="BR" officeooo:rsid="0286a75b" style:font-size-asian="10.5pt" style:text-rotation-angle="0" style:text-rotation-scale="line-height"/>
    </style:style>
    <style:style style:name="T124" style:family="text">
      <style:text-properties fo:language="pt" fo:country="BR" officeooo:rsid="02b8fb1c" style:font-size-asian="10.5pt" style:text-rotation-angle="0" style:text-rotation-scale="line-height"/>
    </style:style>
    <style:style style:name="T125" style:family="text">
      <style:text-properties fo:language="pt" fo:country="BR" officeooo:rsid="004ecc5f" style:font-size-asian="10.5pt" style:text-rotation-angle="0" style:text-rotation-scale="line-height"/>
    </style:style>
    <style:style style:name="T126" style:family="text">
      <style:text-properties fo:language="pt" fo:country="BR" officeooo:rsid="02914288" style:font-size-asian="10.5pt" style:text-rotation-angle="0" style:text-rotation-scale="line-height"/>
    </style:style>
    <style:style style:name="T127" style:family="text">
      <style:text-properties fo:language="pt" fo:country="BR" officeooo:rsid="02ba8142" style:font-size-asian="10.5pt" style:text-rotation-angle="0" style:text-rotation-scale="line-height"/>
    </style:style>
    <style:style style:name="T128" style:family="text">
      <style:text-properties fo:language="pt" fo:country="BR" officeooo:rsid="02d2d188" style:font-size-asian="10.5pt" style:text-rotation-angle="0" style:text-rotation-scale="line-height"/>
    </style:style>
    <style:style style:name="T129" style:family="text">
      <style:text-properties fo:language="pt" fo:country="BR" officeooo:rsid="026b5dfd" style:font-size-asian="10.5pt" style:text-rotation-angle="0" style:text-rotation-scale="line-height"/>
    </style:style>
    <style:style style:name="T130" style:family="text">
      <style:text-properties fo:language="pt" fo:country="BR" officeooo:rsid="03286aba" style:font-size-asian="10.5pt" style:text-rotation-angle="0" style:text-rotation-scale="line-height"/>
    </style:style>
    <style:style style:name="T131" style:family="text">
      <style:text-properties fo:language="pt" fo:country="BR" officeooo:rsid="026b5dfd"/>
    </style:style>
    <style:style style:name="T132" style:family="text">
      <style:text-properties fo:language="pt" fo:country="BR" officeooo:rsid="026d073a"/>
    </style:style>
    <style:style style:name="T133" style:family="text">
      <style:text-properties fo:language="pt" fo:country="BR" officeooo:rsid="02664e96"/>
    </style:style>
    <style:style style:name="T134" style:family="text">
      <style:text-properties fo:language="pt" fo:country="BR" officeooo:rsid="0286a75b"/>
    </style:style>
    <style:style style:name="T135" style:family="text">
      <style:text-properties fo:language="pt" fo:country="BR" officeooo:rsid="02914288"/>
    </style:style>
    <style:style style:name="T136" style:family="text">
      <style:text-properties fo:language="pt" fo:country="BR" officeooo:rsid="02d2d188"/>
    </style:style>
    <style:style style:name="T137" style:family="text">
      <style:text-properties fo:language="pt" fo:country="BR" officeooo:rsid="006cf78b"/>
    </style:style>
    <style:style style:name="T138" style:family="text">
      <style:text-properties fo:language="pt" fo:country="BR" officeooo:rsid="0323aa0b"/>
    </style:style>
    <style:style style:name="T139" style:family="text">
      <style:text-properties officeooo:rsid="0210a474"/>
    </style:style>
    <style:style style:name="T140" style:family="text">
      <style:text-properties officeooo:rsid="0217dc03"/>
    </style:style>
    <style:style style:name="T141" style:family="text">
      <style:text-properties officeooo:rsid="0218e494"/>
    </style:style>
    <style:style style:name="T142" style:family="text">
      <style:text-properties officeooo:rsid="021abc4c"/>
    </style:style>
    <style:style style:name="T143" style:family="text">
      <style:text-properties officeooo:rsid="02254681"/>
    </style:style>
    <style:style style:name="T144" style:family="text">
      <style:text-properties officeooo:rsid="0226b79b"/>
    </style:style>
    <style:style style:name="T145" style:family="text">
      <style:text-properties officeooo:rsid="02312402"/>
    </style:style>
    <style:style style:name="T146" style:family="text">
      <style:text-properties officeooo:rsid="0238c358"/>
    </style:style>
    <style:style style:name="T147" style:family="text">
      <style:text-properties officeooo:rsid="0243b0c7"/>
    </style:style>
    <style:style style:name="T148" style:family="text">
      <style:text-properties officeooo:rsid="024655ad"/>
    </style:style>
    <style:style style:name="T149" style:family="text">
      <style:text-properties officeooo:rsid="02535bb0"/>
    </style:style>
    <style:style style:name="T150" style:family="text">
      <style:text-properties officeooo:rsid="025800ae"/>
    </style:style>
    <style:style style:name="T151" style:family="text">
      <style:text-properties officeooo:rsid="0259f64c"/>
    </style:style>
    <style:style style:name="T152" style:family="text">
      <style:text-properties officeooo:rsid="025b2f97"/>
    </style:style>
    <style:style style:name="T153" style:family="text">
      <style:text-properties officeooo:rsid="025b30d7"/>
    </style:style>
    <style:style style:name="T154" style:family="text">
      <style:text-properties officeooo:rsid="025c7b8e"/>
    </style:style>
    <style:style style:name="T155" style:family="text">
      <style:text-properties officeooo:rsid="025cbfb0"/>
    </style:style>
    <style:style style:name="T156" style:family="text">
      <style:text-properties officeooo:rsid="025e78b5"/>
    </style:style>
    <style:style style:name="T157" style:family="text">
      <style:text-properties officeooo:rsid="025ff4db"/>
    </style:style>
    <style:style style:name="T158" style:family="text">
      <style:text-properties officeooo:rsid="02664e96"/>
    </style:style>
    <style:style style:name="T159" style:family="text">
      <style:text-properties officeooo:rsid="026edbd9"/>
    </style:style>
    <style:style style:name="T160" style:family="text">
      <style:text-properties officeooo:rsid="027131bc"/>
    </style:style>
    <style:style style:name="T161" style:family="text">
      <style:text-properties officeooo:rsid="02777696"/>
    </style:style>
    <style:style style:name="T162" style:family="text">
      <style:text-properties officeooo:rsid="02793d37"/>
    </style:style>
    <style:style style:name="T163" style:family="text">
      <style:text-properties officeooo:rsid="0279cc48"/>
    </style:style>
    <style:style style:name="T164" style:family="text">
      <style:text-properties officeooo:rsid="027a3ce9"/>
    </style:style>
    <style:style style:name="T165" style:family="text">
      <style:text-properties officeooo:rsid="027dd930"/>
    </style:style>
    <style:style style:name="T166" style:family="text">
      <style:text-properties officeooo:rsid="028272ec"/>
    </style:style>
    <style:style style:name="T167" style:family="text">
      <style:text-properties officeooo:rsid="0283e4a9"/>
    </style:style>
    <style:style style:name="T168" style:family="text">
      <style:text-properties officeooo:rsid="02840829"/>
    </style:style>
    <style:style style:name="T169" style:family="text">
      <style:text-properties officeooo:rsid="02859a90"/>
    </style:style>
    <style:style style:name="T170" style:family="text">
      <style:text-properties officeooo:rsid="028737e7"/>
    </style:style>
    <style:style style:name="T171" style:family="text">
      <style:text-properties officeooo:rsid="02874339"/>
    </style:style>
    <style:style style:name="T172" style:family="text">
      <style:text-properties officeooo:rsid="028800f4"/>
    </style:style>
    <style:style style:name="T173" style:family="text">
      <style:text-properties officeooo:rsid="02899a4d"/>
    </style:style>
    <style:style style:name="T174" style:family="text">
      <style:text-properties officeooo:rsid="028dfbe9"/>
    </style:style>
    <style:style style:name="T175" style:family="text">
      <style:text-properties officeooo:rsid="02914288"/>
    </style:style>
    <style:style style:name="T176" style:family="text">
      <style:text-properties officeooo:rsid="029a23b5"/>
    </style:style>
    <style:style style:name="T177" style:family="text">
      <style:text-properties officeooo:rsid="029e7db5"/>
    </style:style>
    <style:style style:name="T178" style:family="text">
      <style:text-properties officeooo:rsid="02b44896"/>
    </style:style>
    <style:style style:name="T179" style:family="text">
      <style:text-properties officeooo:rsid="02b4bca4"/>
    </style:style>
    <style:style style:name="T180" style:family="text">
      <style:text-properties officeooo:rsid="02b72786"/>
    </style:style>
    <style:style style:name="T181" style:family="text">
      <style:text-properties officeooo:rsid="02d13db1"/>
    </style:style>
    <style:style style:name="T182" style:family="text">
      <style:text-properties officeooo:rsid="02d2d188"/>
    </style:style>
    <style:style style:name="T183" style:family="text">
      <style:text-properties officeooo:rsid="02dd16c2"/>
    </style:style>
    <style:style style:name="T184" style:family="text">
      <style:text-properties officeooo:rsid="02e06512"/>
    </style:style>
    <style:style style:name="T185" style:family="text">
      <style:text-properties officeooo:rsid="02e1af0d"/>
    </style:style>
    <style:style style:name="T186" style:family="text">
      <style:text-properties officeooo:rsid="02e47747"/>
    </style:style>
    <style:style style:name="T187" style:family="text">
      <style:text-properties officeooo:rsid="02ed572c"/>
    </style:style>
    <style:style style:name="T188" style:family="text">
      <style:text-properties officeooo:rsid="02f35b56"/>
    </style:style>
    <style:style style:name="T189" style:family="text">
      <style:text-properties officeooo:rsid="02e7874b"/>
    </style:style>
    <style:style style:name="T190" style:family="text">
      <style:text-properties officeooo:rsid="02dffc8c"/>
    </style:style>
    <style:style style:name="T191" style:family="text">
      <style:text-properties officeooo:rsid="0302e678"/>
    </style:style>
    <style:style style:name="T192" style:family="text">
      <style:text-properties officeooo:rsid="0305e97b"/>
    </style:style>
    <style:style style:name="T193" style:family="text">
      <style:text-properties officeooo:rsid="03088ad8"/>
    </style:style>
    <style:style style:name="T194" style:family="text">
      <style:text-properties officeooo:rsid="030942a9"/>
    </style:style>
    <style:style style:name="T195" style:family="text">
      <style:text-properties officeooo:rsid="03058ec3"/>
    </style:style>
    <style:style style:name="T196" style:family="text">
      <style:text-properties officeooo:rsid="03093cd3"/>
    </style:style>
    <style:style style:name="T197" style:family="text">
      <style:text-properties officeooo:rsid="030d2596"/>
    </style:style>
    <style:style style:name="T198" style:family="text">
      <style:text-properties officeooo:rsid="031237ad"/>
    </style:style>
    <style:style style:name="T199" style:family="text">
      <style:text-properties officeooo:rsid="0314a160"/>
    </style:style>
    <style:style style:name="T200" style:family="text">
      <style:text-properties officeooo:rsid="02e33f41"/>
    </style:style>
    <style:style style:name="T201" style:family="text">
      <style:text-properties officeooo:rsid="02e17bf5"/>
    </style:style>
    <style:style style:name="T202" style:family="text">
      <style:text-properties officeooo:rsid="031cd901"/>
    </style:style>
    <style:style style:name="T203" style:family="text">
      <style:text-properties officeooo:rsid="031e5e10"/>
    </style:style>
    <style:style style:name="T204" style:family="text">
      <style:text-properties officeooo:rsid="031ebf8a"/>
    </style:style>
    <style:style style:name="T205" style:family="text">
      <style:text-properties officeooo:rsid="031fe0ef"/>
    </style:style>
    <style:style style:name="T206" style:family="text">
      <style:text-properties officeooo:rsid="0320aa69"/>
    </style:style>
    <style:style style:name="T207" style:family="text">
      <style:text-properties officeooo:rsid="0323aa0b"/>
    </style:style>
    <style:style style:name="T208" style:family="text">
      <style:text-properties officeooo:rsid="03251389"/>
    </style:style>
    <style:style style:name="T209" style:family="text">
      <style:text-properties officeooo:rsid="03263c4e"/>
    </style:style>
    <style:style style:name="T210" style:family="text">
      <style:text-properties officeooo:rsid="02f0120e"/>
    </style:style>
    <style:style style:name="T211" style:family="text">
      <style:text-properties officeooo:rsid="03119f5b"/>
    </style:style>
    <style:style style:name="T212" style:family="text">
      <style:text-properties officeooo:rsid="030fdc88"/>
    </style:style>
    <style:style style:name="T213" style:family="text">
      <style:text-properties officeooo:rsid="031c8c29"/>
    </style:style>
    <style:style style:name="T214" style:family="text">
      <style:text-properties officeooo:rsid="033b2abe"/>
    </style:style>
    <style:style style:name="T215" style:family="text">
      <style:text-properties officeooo:rsid="0344df1a"/>
    </style:style>
    <style:style style:name="T216" style:family="text">
      <style:text-properties officeooo:rsid="0345f7e2"/>
    </style:style>
    <style:style style:name="T217" style:family="text">
      <style:text-properties officeooo:rsid="034780a6"/>
    </style:style>
    <style:style style:name="T218" style:family="text">
      <style:text-properties officeooo:rsid="034a3df2"/>
    </style:style>
    <style:style style:name="T219" style:family="text">
      <style:text-properties officeooo:rsid="034d2d72"/>
    </style:style>
    <style:style style:name="T220" style:family="text">
      <style:text-properties officeooo:rsid="0356edd1"/>
    </style:style>
    <style:style style:name="T221" style:family="text">
      <style:text-properties officeooo:rsid="035fbe09"/>
    </style:style>
    <style:style style:name="T222" style:family="text">
      <style:text-properties officeooo:rsid="036224a1"/>
    </style:style>
    <style:style style:name="T223" style:family="text">
      <style:text-properties officeooo:rsid="0363e1a7"/>
    </style:style>
    <style:style style:name="T224" style:family="text">
      <style:text-properties officeooo:rsid="03668df4"/>
    </style:style>
    <style:style style:name="T225" style:family="text">
      <style:text-properties officeooo:rsid="036baebc"/>
    </style:style>
    <style:style style:name="T226" style:family="text">
      <style:text-properties officeooo:rsid="03710dbc"/>
    </style:style>
    <style:style style:name="T227" style:family="text">
      <style:text-properties officeooo:rsid="0374376f"/>
    </style:style>
    <style:style style:name="T228" style:family="text">
      <style:text-properties officeooo:rsid="0383f110"/>
    </style:style>
    <style:style style:name="T229" style:family="text">
      <style:text-properties officeooo:rsid="0387f6f4"/>
    </style:style>
    <style:style style:name="T230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1" style:family="text">
      <style:text-properties fo:color="#000000" loext:opacity="100%" officeooo:rsid="01053225" fo:background-color="transparent" loext:char-shading-value="0"/>
    </style:style>
    <style:style style:name="T232" style:family="text">
      <style:text-properties officeooo:rsid="03886e1a"/>
    </style:style>
    <style:style style:name="T233" style:family="text">
      <style:text-properties officeooo:rsid="034fcdd7"/>
    </style:style>
    <style:style style:name="T234" style:family="text">
      <style:text-properties officeooo:rsid="034be2a3"/>
    </style:style>
    <style:style style:name="T235" style:family="text">
      <style:text-properties officeooo:rsid="039028c7"/>
    </style:style>
    <style:style style:name="T236" style:family="text">
      <style:text-properties officeooo:rsid="03923457"/>
    </style:style>
    <style:style style:name="T237" style:family="text">
      <style:text-properties officeooo:rsid="039bfc03"/>
    </style:style>
    <style:style style:name="T238" style:family="text">
      <style:text-properties officeooo:rsid="039d8188"/>
    </style:style>
    <style:style style:name="T239" style:family="text">
      <style:text-properties officeooo:rsid="03a62730"/>
    </style:style>
    <style:style style:name="T240" style:family="text">
      <style:text-properties officeooo:rsid="03a802b6"/>
    </style:style>
    <style:style style:name="T241" style:family="text">
      <style:text-properties style:font-name="Liberation Serif"/>
    </style:style>
    <style:style style:name="T242" style:family="text">
      <style:text-properties style:font-name="Liberation Serif" fo:language="pt" fo:country="BR" fo:background-color="#ffff00" loext:char-shading-value="0"/>
    </style:style>
  </office:automatic-styles>
  <office:body>
    <office:text>
      <office:forms form:automatic-focus="false" form:apply-design-mode="false"/>
      <text:tracked-changes text:track-changes="false">
        <text:changed-region xml:id="ct1397397468608" text:id="ct1397397468608">
          <text:deletion>
            <office:change-info>
              <dc:creator>Autor desconhecido</dc:creator>
              <dc:date>2022-06-28T09:30:10</dc:date>
            </office:change-info>
            <text:p text:style-name="P346"/>
            <text:p text:style-name="P356"/>
          </text:deletion>
        </text:changed-region>
        <text:changed-region xml:id="ct1397397459488" text:id="ct1397397459488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1397397462128" text:id="ct1397397462128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1397397469568" text:id="ct1397397469568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1397397458528" text:id="ct1397397458528">
          <text:deletion>
            <office:change-info>
              <dc:creator>Autor desconhecido</dc:creator>
              <dc:date>2022-06-28T09:27:15</dc:date>
            </office:change-info>
            <text:p text:style-name="P356"/>
            <text:p text:style-name="P356"/>
          </text:deletion>
        </text:changed-region>
        <text:changed-region xml:id="ct1397397465248" text:id="ct1397397465248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1397397458048" text:id="ct1397397458048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1397397461648" text:id="ct1397397461648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397397465488" text:id="ct1397397465488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397397466448" text:id="ct1397397466448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1397397464528" text:id="ct1397397464528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1397397457808" text:id="ct1397397457808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4">0</text:span></text:p>
          </text:deletion>
        </text:changed-region>
        <text:changed-region xml:id="ct1397397462608" text:id="ct1397397462608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1397397465968" text:id="ct1397397465968">
          <text:deletion>
            <office:change-info>
              <dc:creator>Autor desconhecido</dc:creator>
              <dc:date>2022-06-28T09:33:59</dc:date>
            </office:change-info>
            <text:p text:style-name="P584">Pub Civ - <text:span text:style-name="T174">Fundação</text:span> -13<text:span text:style-name="T174">12</text:span></text:p>
            <text:p text:style-name="P584">Pub Civ - <text:span text:style-name="T174">Procuradoria</text:span> -13<text:span text:style-name="T174">13</text:span></text:p>
            <text:p text:style-name="P584">Pub Civ - <text:span text:style-name="T174">Autarquia</text:span> -13<text:span text:style-name="T174">14</text:span></text:p>
          </text:deletion>
        </text:changed-region>
        <text:changed-region xml:id="ct1397397464768" text:id="ct1397397464768">
          <text:deletion>
            <office:change-info>
              <dc:creator>Autor desconhecido</dc:creator>
              <dc:date>2022-06-28T09:34:00</dc:date>
            </office:change-info>
            <text:p text:style-name="P584"/>
            <text:p text:style-name="P581"/>
          </text:deletion>
        </text:changed-region>
        <text:changed-region xml:id="ct1397397467408" text:id="ct1397397467408">
          <text:deletion>
            <office:change-info>
              <dc:creator>Autor desconhecido</dc:creator>
              <dc:date>2022-06-28T09:33:56</dc:date>
            </office:change-info>
            <text:p text:style-name="P581">1</text:p>
          </text:deletion>
        </text:changed-region>
        <text:changed-region xml:id="ct1397397470288" text:id="ct1397397470288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1397397468368" text:id="ct1397397468368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1397397455888" text:id="ct1397397455888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1397397455408" text:id="ct1397397455408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1397397463328" text:id="ct1397397463328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1397397465008" text:id="ct1397397465008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1397397460688" text:id="ct1397397460688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1397397468848" text:id="ct1397397468848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1397397462848" text:id="ct1397397462848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9">2</text:span></text:p>
          </text:deletion>
        </text:changed-region>
        <text:changed-region xml:id="ct1397397459008" text:id="ct1397397459008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1397397466688" text:id="ct1397397466688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1397397466928" text:id="ct1397397466928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1397397467168" text:id="ct1397397467168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1397397467648" text:id="ct1397397467648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1397397467888" text:id="ct1397397467888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1397397457088" text:id="ct1397397457088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1397397468128" text:id="ct1397397468128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1397397469088" text:id="ct1397397469088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1397397460448" text:id="ct1397397460448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2">Administração</text:span> -22<text:span text:style-name="T172">14</text:span></text:p>
          </text:deletion>
        </text:changed-region>
        <text:changed-region xml:id="ct1397397469808" text:id="ct1397397469808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1397397469328" text:id="ct1397397469328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1397397460208" text:id="ct1397397460208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1397397457328" text:id="ct139739745732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397397461888" text:id="ct139739746188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397397470048" text:id="ct139739747004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397397460928" text:id="ct1397397460928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1397397459728" text:id="ct1397397459728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1397397459248" text:id="ct1397397459248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1397397455168" text:id="ct1397397455168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1397397461168" text:id="ct1397397461168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1">incendios</text:span></text:p>
          </text:deletion>
        </text:changed-region>
        <text:changed-region xml:id="ct1397397458288" text:id="ct1397397458288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1397397462368" text:id="ct1397397462368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90">Alvenaria -1</text:p>
            <text:p text:style-name="P590">Concreto -2</text:p>
            <text:p text:style-name="P590">Madeira -5</text:p>
            <text:p text:style-name="P590">Metal -3</text:p>
            <text:p text:style-name="P226"><text:span text:style-name="T50">Outros -98</text:span></text:p>
          </text:deletion>
        </text:changed-region>
        <text:changed-region xml:id="ct1397397455648" text:id="ct1397397455648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1397397456608" text:id="ct1397397456608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3"/></text:p>
            <text:p text:style-name="P464"><text:span text:style-name="T133"/></text:p>
          </text:deletion>
        </text:changed-region>
        <text:changed-region xml:id="ct1397397456128" text:id="ct1397397456128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6"/></text:p>
            <text:p text:style-name="P462"><text:span text:style-name="T126"/></text:p>
          </text:deletion>
        </text:changed-region>
        <text:changed-region xml:id="ct1397397463808" text:id="ct139739746380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397397458768" text:id="ct139739745876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397397461408" text:id="ct139739746140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397397459968" text:id="ct139739745996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397397464048" text:id="ct1397397464048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1">EDGV <text:span text:style-name="T109">3.0 </text:span>PRO – V<text:span text:style-name="T183">1</text:span><text:span text:style-name="T109">.1.</text:span><text:span text:style-name="T239">2.</text:span><text:span text:style-name="T240">1</text:span></text:p>
      <text:p text:style-name="P562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1397388179888">
          <table:table-cell table:style-name="Tabela4.A1" office:value-type="string">
            <text:p text:style-name="P35">Classe</text:p>
          </table:table-cell>
          <table:table-cell table:style-name="Tabela4.B1" table:number-columns-spanned="3" office:value-type="string">
            <text:p text:style-name="P137">cobter_area_<text:span text:style-name="T109">construida [A] / </text:span><text:span text:style-name="T213">aquisicao_</text:span><text:span text:style-name="T109">centroide_area_construida </text:span><text:span text:style-name="T215">[P]</text:span></text:p>
          </table:table-cell>
          <table:covered-table-cell/>
          <table:covered-table-cell/>
        </table:table-row>
        <table:table-row table:style-name="TableLine1397388175264">
          <table:table-cell table:style-name="Tabela4.A2" office:value-type="string">
            <text:p text:style-name="P35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1397388183968">
          <table:table-cell table:style-name="Tabela4.A3" office:value-type="string">
            <text:p text:style-name="P35">Domínio</text:p>
          </table:table-cell>
          <table:table-cell table:style-name="Tabela4.B3" office:value-type="string">
            <text:p text:style-name="P35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4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4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397388182608"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3">aquisicao_centroide_massa_dagua [P]</text:span></text:p>
          </table:table-cell>
          <table:covered-table-cell/>
          <table:covered-table-cell/>
        </table:table-row>
        <table:table-row table:style-name="TableLine1397388187504"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1397388177440">
          <table:table-cell table:style-name="Tabela1.A5" table:number-rows-spanned="3" office:value-type="string">
            <text:p text:style-name="P32">Domínio</text:p>
          </table:table-cell>
          <table:table-cell table:style-name="Tabela1.B5" table:number-rows-spanned="3" office:value-type="string">
            <text:p text:style-name="P32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443">V - tipo in (3,4,5,9) and not(regime in (1))</text:p>
          </table:table-cell>
        </table:table-row>
        <table:table-row table:style-name="TableLine1397388178800">
          <table:covered-table-cell/>
          <table:covered-table-cell/>
          <table:table-cell table:style-name="Tabela1.C4" office:value-type="string">
            <text:p text:style-name="P44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5">Lago ou Lagoa <text:span text:style-name="T110">(sem fluxo) </text:span>–<text:span text:style-name="T1"> 7</text:span></text:p>
            <text:p text:style-name="P45">Represa/<text:span text:style-name="T109">Açude com fluxo</text:span> –<text:span text:style-name="T1"> 10</text:span></text:p>
            <text:p text:style-name="P45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1397388176080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2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1397388181520">
          <table:table-cell table:style-name="Tabela2.A1" office:value-type="string">
            <text:p text:style-name="P33">Classe</text:p>
          </table:table-cell>
          <table:table-cell table:style-name="Tabela2.B1" table:number-columns-spanned="3" office:value-type="string">
            <text:p text:style-name="P101">cobter_vegetacao<text:span text:style-name="T7"> [A] / </text:span><text:span text:style-name="T214">aquisicao_centroide_vegetacao [P]</text:span></text:p>
          </table:table-cell>
          <table:covered-table-cell/>
          <table:covered-table-cell/>
        </table:table-row>
        <table:table-row table:style-name="TableLine1397388177168">
          <table:table-cell table:style-name="Tabela2.A2" office:value-type="string">
            <text:p text:style-name="P33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1397388181248">
          <table:table-cell table:style-name="Tabela2.A13" table:number-rows-spanned="11" office:value-type="string">
            <text:p text:style-name="P33"><text:span text:style-name="T60">D</text:span>omínio</text:p>
          </table:table-cell>
          <table:table-cell table:style-name="Tabela2.B3" office:value-type="string">
            <text:p text:style-name="P56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4">2</text:span></text:p>
          </table:table-cell>
        </table:table-row>
        <table:table-row table:style-name="TableLine1397388182064">
          <table:covered-table-cell/>
          <table:table-cell table:style-name="Tabela2.B4" office:value-type="string">
            <text:p text:style-name="P100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1397388183152">
          <table:covered-table-cell/>
          <table:table-cell table:style-name="Tabela2.B5" office:value-type="string">
            <text:p text:style-name="P55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1397388184512">
          <table:covered-table-cell/>
          <table:table-cell table:style-name="Tabela2.B6" office:value-type="string">
            <text:p text:style-name="P100">Restinga <text:span text:style-name="T3">-4XX</text:span></text:p>
          </table:table-cell>
          <table:table-cell table:style-name="Tabela2.C6" office:value-type="string">
            <text:p text:style-name="P58">Restinga – 401</text:p>
          </table:table-cell>
          <table:covered-table-cell/>
        </table:table-row>
        <table:table-row table:style-name="TableLine1397388185600">
          <table:covered-table-cell/>
          <table:table-cell table:style-name="Tabela2.B7" office:value-type="string">
            <text:p text:style-name="P100">Campinarana <text:span text:style-name="T3">-5XX</text:span></text:p>
          </table:table-cell>
          <table:table-cell table:style-name="Tabela2.C7" office:value-type="string">
            <text:p text:style-name="P58">Campi<text:span text:style-name="T71">na</text:span>rana – 501</text:p>
          </table:table-cell>
          <table:covered-table-cell/>
        </table:table-row>
        <table:table-row table:style-name="TableLine1397388186144">
          <table:covered-table-cell/>
          <table:table-cell table:style-name="Tabela2.B8" office:value-type="string">
            <text:p text:style-name="P54">Floresta <text:span text:style-name="T3">-6XX</text:span></text:p>
          </table:table-cell>
          <table:table-cell table:style-name="Tabela2.C8" office:value-type="string">
            <text:p text:style-name="P128">Floresta <text:span text:style-name="T181">densa</text:span> – 601</text:p>
            <text:p text:style-name="P467"><text:span text:style-name="T115">Floresta </text:span><text:span text:style-name="T116">esparsa</text:span><text:span text:style-name="T115"> – 60</text:span><text:span text:style-name="T117">2</text:span></text:p>
          </table:table-cell>
          <table:covered-table-cell/>
        </table:table-row>
        <table:table-row table:style-name="TableLine1397388195664">
          <table:covered-table-cell/>
          <table:table-cell table:style-name="Tabela2.B9" office:value-type="string">
            <text:p text:style-name="P100">Cerrado ou Cerradão <text:span text:style-name="T3">-7XX</text:span></text:p>
          </table:table-cell>
          <table:table-cell table:style-name="Tabela2.C9" office:value-type="string">
            <text:p text:style-name="P57">Cerrado/Cerradão – 701</text:p>
          </table:table-cell>
          <table:covered-table-cell/>
        </table:table-row>
        <table:table-row table:style-name="TableLine1397388194576">
          <table:covered-table-cell/>
          <table:table-cell table:style-name="Tabela2.B10" office:value-type="string">
            <text:p text:style-name="P100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1397388200288">
          <table:covered-table-cell/>
          <table:table-cell table:style-name="Tabela2.B11" office:value-type="string">
            <text:p text:style-name="P54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1397388198656">
          <table:covered-table-cell/>
          <table:table-cell table:style-name="Tabela2.B12" office:value-type="string">
            <text:p text:style-name="P56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1397388201920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Classe</text:p>
          </table:table-cell>
          <table:table-cell table:style-name="Tabela15.B1" table:number-columns-spanned="7" office:value-type="string">
            <text:p text:style-name="P59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388196208">
          <table:table-cell table:style-name="Tabela15.A2" office:value-type="string">
            <text:p text:style-name="P35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1397388200560">
          <table:table-cell table:style-name="Tabela15.A12" table:number-rows-spanned="10" office:value-type="string">
            <text:p text:style-name="P35">Domínio</text:p>
          </table:table-cell>
          <table:table-cell table:style-name="Tabela15.B12" table:number-rows-spanned="10" office:value-type="string">
            <text:p text:style-name="P513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5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1">Outros -98</text:p>
            <text:p text:style-name="P535"/>
            <text:p text:style-name="P551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2">Armazenamento -8</text:p>
            <text:p text:style-name="P72"/>
            <text:p text:style-name="P535">V - ((tipo - tipo %100)/100) in (1) and not (finalidade in (8))</text:p>
          </table:table-cell>
        </table:table-row>
        <table:table-row table:style-name="TableLine1397388197840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4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2">V - <text:span text:style-name="T63">junto com 1</text:span><text:span text:style-name="T64">08</text:span></text:p>
          </table:table-cell>
          <table:covered-table-cell/>
        </table:table-row>
        <table:table-row table:style-name="TableLine1397388203280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1">Outros -98</text:p>
            <text:p text:style-name="P546">V - tipo in (110,112,113,198) and tipo_exposicao in (3,4) and not (material_construcao in (0,1,2,3,5,98))</text:p>
          </table:table-cell>
          <table:covered-table-cell/>
        </table:table-row>
        <table:table-row table:style-name="TableLine1397388190768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4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0">V - tipo in (110,112,113,198) and tipo_exposicao in (5) and not situacao_fisica in (1,3)</text:p>
          </table:table-cell>
          <table:table-cell table:style-name="Tabela15.G7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543"/>
            <text:p text:style-name="P546">V - (tipo in (110,112,113,198) and tipo_exposicao in (5)) and material_construcao in (0,1,2,3,5,97,98)</text:p>
            <text:p text:style-name="P546"/>
            <text:p text:style-name="P559">! - (tipo in (110,112,113,198) and tipo_exposicao in (5)) and material_construcao in (1,2,3,5,98)</text:p>
          </table:table-cell>
          <table:covered-table-cell/>
        </table:table-row>
        <table:table-row table:style-name="TableLine1397388191312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1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1">Outros -98</text:p>
            <text:p text:style-name="P5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6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1">Outros -98</text:p>
            <text:p text:style-name="P535"/>
            <text:p text:style-name="P546">V - <text:span text:style-name="T95">junto com 11</text:span><text:span text:style-name="T99">0</text:span></text:p>
          </table:table-cell>
          <table:covered-table-cell/>
        </table:table-row>
        <table:table-row table:style-name="TableLine1397388143984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4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0">V – <text:span text:style-name="T219">junto com 11</text:span><text:span text:style-name="T220">0</text:span></text:p>
          </table:table-cell>
          <table:table-cell table:style-name="Tabela15.G9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280"/>
            <text:p text:style-name="P558">V - <text:span text:style-name="T95">junto com 11</text:span><text:span text:style-name="T99">0</text:span></text:p>
            <text:p text:style-name="P533"/>
            <text:p text:style-name="P552"><text:span text:style-name="T95">! - junto com 11</text:span><text:span text:style-name="T99">0</text:span></text:p>
          </table:table-cell>
          <table:covered-table-cell/>
        </table:table-row>
        <table:table-row table:style-name="TableLine1397388140720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4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4">V - <text:span text:style-name="T63">junto com 1</text:span><text:span text:style-name="T64">08</text:span></text:p>
          </table:table-cell>
          <table:covered-table-cell/>
        </table:table-row>
        <table:table-row table:style-name="TableLine1397388154864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6">Reservatório</text:span> -20<text:span text:style-name="T146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4">Céu aberto -5</text:p>
            <text:p text:style-name="P74">Fechado -3</text:p>
            <text:p text:style-name="P59"/>
            <text:p text:style-name="P535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1">Outros -98</text:p>
            <text:p text:style-name="P61"/>
            <text:p text:style-name="P545">V - ((tipo - tipo %100)/100) in (2,3) and not (material_construcao in (0,1,2,3,5,98))</text:p>
            <text:p text:style-name="P534"/>
            <text:p text:style-name="P554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5">V - ((tipo - tipo %100)/100) in (2) and not (finalidade in (2,3,4))</text:p>
          </table:table-cell>
        </table:table-row>
        <table:table-row table:style-name="TableLine1397388148064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3">Céu aberto -5</text:p>
            <text:p text:style-name="P73">Fechado -3</text:p>
            <text:p text:style-name="P59">Não aplicável -97</text:p>
            <text:p text:style-name="P59"/>
            <text:p text:style-name="P535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1">Outros -98</text:p>
            <text:p text:style-name="P61"/>
            <text:p text:style-name="P545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5">V - ((tipo - tipo %100)/100) in (3) and not (finalidade in (<text:span text:style-name="T237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1397388196752">
          <table:table-cell table:style-name="Tabela14.A1" office:value-type="string">
            <text:p text:style-name="P35">Classe</text:p>
          </table:table-cell>
          <table:table-cell table:style-name="Tabela14.B1" table:number-columns-spanned="5" office:value-type="string">
            <text:p text:style-name="P104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388140176">
          <table:table-cell table:style-name="Tabela14.A2" office:value-type="string">
            <text:p text:style-name="P35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5">Domínio</text:p>
          </table:table-cell>
          <table:table-cell table:style-name="Tabela14.B32" table:number-rows-spanned="30" office:value-type="string">
            <text:p text:style-name="P513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1397397468608"/><text:change text:change-id="ct1397397459488"/><text:change text:change-id="ct1397397462128"/><text:change text:change-id="ct1397397469568"/><text:change text:change-id="ct1397397458528"/></text:p>
          </table:table-cell>
          <table:table-cell table:style-name="Tabela14.E3" office:value-type="string">
            <text:p text:style-name="P217">Desconhecido -0</text:p>
            <text:p text:style-name="P539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7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1397397465248"/><text:span text:style-name="T118">Edif. Flutuante / Palafita -</text:span><text:span text:style-name="T138">3</text:span><text:change-end text:change-id="ct1397397465248"/><text:change-start text:change-id="ct1397397458048"/><text:span text:style-name="T138"> !</text:span><text:change-end text:change-id="ct1397397458048"/></text:p>
          </table:table-cell>
          <table:table-cell table:style-name="Tabela14.E4" office:value-type="string">
            <text:p text:style-name="P218"><text:change-start text:change-id="ct1397397461648"/>Desconhecido -0</text:p>
            <text:p text:style-name="P218">Alvenaria -1</text:p>
            <text:p text:style-name="P284">Concreto -2 !</text:p>
            <text:p text:style-name="P225"><text:change-end text:change-id="ct1397397461648"/>Metal -3</text:p>
            <text:p text:style-name="P225"><text:change-start text:change-id="ct1397397465488"/>Madeira -5</text:p>
            <text:p text:style-name="P65"/>
            <text:p text:style-name="P547">V - <text:change-end text:change-id="ct1397397465488"/>(tipo in (3)) and not (material_construcao in (0,1,2,3,5))</text:p>
            <text:p text:style-name="P547"/>
            <text:p text:style-name="P553">! - (tipo in (3)) and not (material_construcao in (2))</text:p>
          </table:table-cell>
          <table:covered-table-cell/>
        </table:table-row>
        <table:table-row table:style-name="TableLine1397388141536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9">Administrativo</text:span> -10<text:span text:style-name="T159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1"/>
            <text:p text:style-name="P537">V - ((tipo - tipo %100)/100) in (1) and not (material_construcao in (01,2,3,5))</text:p>
          </table:table-cell>
          <table:covered-table-cell/>
        </table:table-row>
        <table:table-row table:style-name="TableLine1397388138544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) and not (material_construcao in (0,1,2,3,5))</text:p>
          </table:table-cell>
          <table:covered-table-cell/>
        </table:table-row>
        <table:table-row table:style-name="TableLine1397388151056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8">Abast - </text:span><text:span text:style-name="T119">Administrativa</text:span><text:span text:style-name="T118"> -30</text:span><text:span text:style-name="T120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1">Outros -98</text:p>
            <text:p text:style-name="P211"/>
            <text:p text:style-name="P535">V - ((tipo - tipo %100)/100) in (3) and not (material_construcao in (0,1,2,3,4,5,98))</text:p>
          </table:table-cell>
          <table:covered-table-cell/>
        </table:table-row>
        <table:table-row table:style-name="TableLine1397388141808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1">Administração</text:span> -40<text:span text:style-name="T171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5">V - ((tipo - tipo %100)/100) in (4) and not (material_construcao in (<text:span text:style-name="T222">0,</text:span>1,2,3,5))</text:p>
          </table:table-cell>
          <table:covered-table-cell/>
        </table:table-row>
        <table:table-row table:style-name="TableLine1397388146432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48">V - ((tipo - tipo %100)/100) in (<text:span text:style-name="T223">5</text:span>) and not (material_construcao in (<text:span text:style-name="T222">0,</text:span>1,2,3,5))</text:p>
          </table:table-cell>
          <table:covered-table-cell/>
        </table:table-row>
        <table:table-row table:style-name="TableLine1397387846016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3"> Capela Mortuária</text:span> – 6<text:span text:style-name="T173">08</text:span></text:p>
            <text:p text:style-name="P119">Rel –<text:span text:style-name="T173"> Terreiro</text:span> – 6<text:span text:style-name="T178">09</text:span></text:p>
            <text:p text:style-name="P118">Rel –<text:span text:style-name="T173"> Administração</text:span> – 6<text:span text:style-name="T173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6) and not (material_construcao in (0,1,2,3,4,5,98))</text:p>
          </table:table-cell>
          <table:covered-table-cell/>
        </table:table-row>
        <table:table-row table:style-name="TableLine1397398926752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1"/>
            <text:p text:style-name="P535">V - tipo in (709,710,711,712) and not (material_construcao in (0))</text:p>
          </table:table-cell>
          <table:covered-table-cell/>
        </table:table-row>
        <table:table-row table:style-name="TableLine1397398922944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5">V - tipo in (713,798) and not (material_construcao in (0,1,2,3,4,5,98))</text:p>
          </table:table-cell>
          <table:covered-table-cell/>
        </table:table-row>
        <table:table-row table:style-name="TableLine1397398927296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2">811</text:span></text:p>
            <text:p text:style-name="P394">Laz - Circo<text:span text:style-name="T161"> – 812</text:span></text:p>
            <text:p text:style-name="P394">Laz - <text:span text:style-name="T161">Concha acústica – 81</text:span><text:span text:style-name="T202">3</text:span></text:p>
            <text:p text:style-name="P394">Laz - <text:span text:style-name="T161">Conservatório – 81</text:span><text:span text:style-name="T202">4</text:span></text:p>
            <text:p text:style-name="P394">Laz - <text:span text:style-name="T162">Coreto ou tribuna – 81</text:span><text:span text:style-name="T202">5</text:span></text:p>
            <text:p text:style-name="P394">Laz - <text:span text:style-name="T164">Equipamentos culturais diversos – 81</text:span><text:span text:style-name="T202">7</text:span></text:p>
            <text:p text:style-name="P394">Laz - <text:span text:style-name="T163">Espaço de eventos e ou cultural – 81</text:span><text:span text:style-name="T202">8</text:span></text:p>
            <text:p text:style-name="P394">Laz - Galeria<text:span text:style-name="T163"> – 81</text:span><text:span text:style-name="T203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8) and not (material_construcao in (0,1,2,3,4,5,98))</text:p>
          </table:table-cell>
          <table:covered-table-cell/>
        </table:table-row>
        <table:table-row table:style-name="TableLine1397398929200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60">Super</text:span><text:span text:style-name="T204">m</text:span>ercado / <text:span text:style-name="T160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9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<text:span text:style-name="T224">9</text:span>) and not (material_construcao in (0,1,2,3,4,5,98))</text:p>
          </table:table-cell>
          <table:covered-table-cell/>
        </table:table-row>
        <table:table-row table:style-name="TableLine1397398922672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5">l</text:span> -1028</text:p>
            <text:p text:style-name="P346">Ind - Fabricação de máquinas e equipamentos -1029</text:p>
            <text:p text:style-name="P352">Ind - Fabri<text:span text:style-name="T166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7">V - (tipo - tipo %100)/100) in (10) and not (material_construcao in (0,1,2,3,4,5))</text:p>
          </table:table-cell>
          <table:covered-table-cell/>
        </table:table-row>
        <table:table-row table:style-name="TableLine1397398925392">
          <table:covered-table-cell/>
          <table:covered-table-cell/>
          <table:table-cell table:style-name="Tabela14.C16" office:value-type="string">
            <text:p text:style-name="P344">Edificação de extração mineral -<text:span text:style-name="T206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4"/>
            <text:p text:style-name="P540">V - ((tipo - tipo %100)/100) in (11) and not (material_construcao in (0,1,2,3,4,5,98))</text:p>
          </table:table-cell>
          <table:covered-table-cell/>
        </table:table-row>
        <table:table-row table:style-name="TableLine1397398916416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2) and not (material_construcao in (0,1,2,3,4,5,98))</text:p>
          </table:table-cell>
          <table:covered-table-cell/>
        </table:table-row>
        <table:table-row table:style-name="TableLine1397398914784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1397397466448"/></text:p>
            <text:p text:style-name="P356">Pub Civ - <text:span text:style-name="T174">Autarquia</text:span> -13<text:span text:style-name="T174">1</text:span><text:span text:style-name="T207">0</text:span><text:change-end text:change-id="ct1397397466448"/></text:p>
            <text:p text:style-name="P356">Pub Civ - <text:span text:style-name="T174">Fórum</text:span> -13<text:span text:style-name="T174">1</text:span><text:change-start text:change-id="ct1397397464528"/><text:span text:style-name="T207">3</text:span></text:p>
            <text:p text:style-name="P357">Pub Civ - <text:span text:style-name="T174">Fundação</text:span> -13<text:span text:style-name="T174">1</text:span><text:span text:style-name="T207">4</text:span></text:p>
            <text:p text:style-name="P357">Pub Civ - <text:span text:style-name="T174">Procuradoria</text:span> -13<text:span text:style-name="T174">1</text:span><text:span text:style-name="T208">5</text:span><text:change-end text:change-id="ct1397397464528"/><text:change text:change-id="ct1397397457808"/></text:p>
            <text:p text:style-name="P584">Pub Civ - <text:span text:style-name="T174">Secretaria</text:span> -13<text:span text:style-name="T174">1</text:span><text:change-start text:change-id="ct1397397462608"/><text:span text:style-name="T208">6</text:span><text:change-end text:change-id="ct1397397462608"/><text:change text:change-id="ct1397397465968"/><text:change text:change-id="ct1397397464768"/><text:change text:change-id="ct1397397467408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3) and not (material_construcao in (0,1,2,3,4,5,98))</text:p>
          </table:table-cell>
          <table:covered-table-cell/>
        </table:table-row>
        <table:table-row table:style-name="TableLine1397398928384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59">Não aplicável -97</text:p>
            <text:p text:style-name="P59"/>
            <text:p text:style-name="P535">V - ((tipo - tipo %100)/100) in (14) and not (material_construcao in (97))</text:p>
          </table:table-cell>
          <table:covered-table-cell/>
        </table:table-row>
        <table:table-row table:style-name="TableLine1397398918864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15) and not (material_construcao in (<text:span text:style-name="T225">0,</text:span>1,2,3,5))</text:p>
          </table:table-cell>
          <table:covered-table-cell/>
        </table:table-row>
        <table:table-row table:style-name="TableLine1397398928928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1397397470288"/></text:p>
            <text:p text:style-name="P358">Pub Mil - Hotel de trânsito -1717<text:change-end text:change-id="ct1397397470288"/></text:p>
            <text:p text:style-name="P346">Pub Mil - Delegacia de serviço militar -1718<text:change-start text:change-id="ct1397397468368"/></text:p>
            <text:p text:style-name="P346"><text:change-end text:change-id="ct1397397468368"/><text:change text:change-id="ct1397397455888"/><text:change-start text:change-id="ct1397397455408"/>Pub Mil - Capitania dos portos -<text:span text:style-name="T209">1724</text:span><text:change-end text:change-id="ct1397397455408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7) and not (material_construcao in (0,1,2,3,4,5,98))</text:p>
          </table:table-cell>
          <table:covered-table-cell/>
        </table:table-row>
        <table:table-row table:style-name="TableLine1397398920224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1397397463328"/>Posto Fisc - Tributação -1910</text:p>
            <text:p text:style-name="P358">Posto Fisc - Fiscalização sanitária -<text:span text:style-name="T209">1912</text:span><text:change-end text:change-id="ct1397397463328"/><text:change text:change-id="ct1397397465008"/><text:change text:change-id="ct1397397460688"/></text:p>
            <text:p text:style-name="P353">Posto Fisc – <text:span text:style-name="T169">Posto de pesagem</text:span> -191<text:change-start text:change-id="ct1397397468848"/><text:span text:style-name="T209">3</text:span><text:change-end text:change-id="ct1397397468848"/><text:change text:change-id="ct1397397462848"/></text:p>
            <text:p text:style-name="P346">Posto Fisc - <text:span text:style-name="T43">Misto</text:span> -19<text:span text:style-name="T43">95</text:span><text:change-start text:change-id="ct1397397459008"/></text:p>
            <text:p text:style-name="P358">Posto Fisc - Outros -19<text:span text:style-name="T43">9</text:span><text:span text:style-name="T209">8</text:span><text:change-end text:change-id="ct1397397459008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19) and not (material_construcao in (0,1,2,3,5,98))</text:p>
          </table:table-cell>
          <table:covered-table-cell/>
        </table:table-row>
        <table:table-row table:style-name="TableLine1397398921584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1397397466688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1397397466688"/>Sau - Atenção ambulatorial (posto e centro de saúde) -2028</text:p>
            <text:p text:style-name="P358"><text:change text:change-id="ct1397397466928"/><text:change-start text:change-id="ct1397397467168"/>Sau - Serviços de complementação diagnóstica ou terapêutica -2029<text:change-end text:change-id="ct1397397467168"/></text:p>
            <text:p text:style-name="P351"><text:change text:change-id="ct1397397467648"/><text:span text:style-name="T76">Sau - Outras atividades relacionadas com a atenção à saúde (instituto de pesquisa) -2030</text:span><text:span text:style-name="T77"> !</text:span><text:change text:change-id="ct1397397467888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0) and not (material_construcao in (0,1,2,3,5,98))</text:p>
          </table:table-cell>
          <table:covered-table-cell/>
        </table:table-row>
        <table:table-row table:style-name="TableLine1397398924576">
          <table:covered-table-cell/>
          <table:covered-table-cell/>
          <table:table-cell table:style-name="Tabela14.C24" office:value-type="string">
            <text:p text:style-name="P345">Edificação de <text:span text:style-name="T158">desenvolvimento</text:span> social -21XX</text:p>
          </table:table-cell>
          <table:table-cell table:style-name="Tabela14.D24" office:value-type="string">
            <text:p text:style-name="P117">Ssoc –<text:span text:style-name="T170"> Serviço Social</text:span> -21<text:span text:style-name="T165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1) and not (material_construcao in (0,1,2,3,5,98))</text:p>
          </table:table-cell>
          <table:covered-table-cell/>
        </table:table-row>
        <table:table-row table:style-name="TableLine1397398903632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1397397457088"/>Rod - Terminal interestadual -2208 <text:span text:style-name="T66">(*)</text:span></text:p>
            <text:p text:style-name="P358"><text:change-end text:change-id="ct1397397457088"/><text:change-start text:change-id="ct1397397468128"/>Rod - Terminal urbano -2209 <text:span text:style-name="T66">(*)</text:span><text:change-end text:change-id="ct1397397468128"/><text:change text:change-id="ct1397397469088"/></text:p>
            <text:p text:style-name="P346">Rod - Parada interestadual -2210</text:p>
            <text:p text:style-name="P346">Rod - Posto de pedágio -2213<text:change text:change-id="ct1397397460448"/><text:change text:change-id="ct1397397469808"/><text:change text:change-id="ct1397397469328"/><text:change-start text:change-id="ct1397397460208"/></text:p>
            <text:p text:style-name="P358">Rod - <text:span text:style-name="T44">Outros</text:span> -22<text:span text:style-name="T44">98</text:span><text:change-end text:change-id="ct1397397460208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2) and not (material_construcao in (0,1,2,3,5)</text:p>
          </table:table-cell>
          <table:covered-table-cell/>
        </table:table-row>
        <table:table-row table:style-name="TableLine1397398907712">
          <table:covered-table-cell/>
          <table:covered-table-cell/>
          <table:table-cell table:style-name="Tabela14.C26" office:value-type="string">
            <text:p text:style-name="P344"><text:change-start text:change-id="ct1397397457328"/>Edificação ferroviária ou metroviária -23XX<text:change-end text:change-id="ct1397397457328"/></text:p>
          </table:table-cell>
          <table:table-cell table:style-name="Tabela14.D26" office:value-type="string">
            <text:p text:style-name="P346"><text:change-start text:change-id="ct1397397461888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7">1</text:span></text:p>
            <text:p text:style-name="P346">Ferrov - <text:span text:style-name="T44">Outros</text:span> -23<text:span text:style-name="T44">98</text:span><text:change-end text:change-id="ct1397397461888"/></text:p>
          </table:table-cell>
          <table:table-cell table:style-name="Tabela14.E26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1397397470048"/></text:p>
            <text:p text:style-name="P211"/>
            <text:p text:style-name="P535">V - <text:change-end text:change-id="ct1397397470048"/>((tipo - tipo %100)/100) in (23) and not (material_construcao in (0,1,2,3,5))</text:p>
          </table:table-cell>
          <table:covered-table-cell/>
        </table:table-row>
        <table:table-row table:style-name="TableLine1397398907168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1397397460928"/><text:change-start text:change-id="ct1397397459728"/>Aero - Terminal de passageiros -2426<text:change-end text:change-id="ct1397397459728"/></text:p>
            <text:p text:style-name="P346">Aero - Terminal de cargas -2427<text:change text:change-id="ct1397397459248"/></text:p>
            <text:p text:style-name="P346">Aero - Torre de controle -2428<text:change-start text:change-id="ct1397397455168"/></text:p>
            <text:p text:style-name="P359">Aero - Hangar -2429<text:change-end text:change-id="ct1397397455168"/></text:p>
            <text:p text:style-name="P463"><text:span text:style-name="T131">Aero – Serviço de Combate à </text:span><text:change text:change-id="ct1397397461168"/><text:change-start text:change-id="ct1397397458288"/><text:span text:style-name="T129">incêndios</text:span><text:change-end text:change-id="ct1397397458288"/><text:span text:style-name="T131"> (SCI) –</text:span><text:span text:style-name="T132"> </text:span><text:span text:style-name="T121">2</text:span><text:span text:style-name="T122">430</text:span></text:p>
            <text:p text:style-name="P396">Aero – Administração - 243<text:span text:style-name="T178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>Outros -98</text:p>
            <text:p text:style-name="P61"/>
            <text:p text:style-name="P537">V - ((tipo - tipo %100)/100) in (24) and not (material_construcao in (0,1,2,3,5,98))</text:p>
          </table:table-cell>
          <table:covered-table-cell/>
        </table:table-row>
        <table:table-row table:style-name="TableLine1397398905264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5">Edificação portuária</text:span> -25<text:span text:style-name="T145">01</text:span></text:p>
          </table:table-cell>
          <table:table-cell table:style-name="Tabela14.E28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5) and not (material_construcao in (0,1,2,3,5))</text:p>
          </table:table-cell>
          <table:covered-table-cell/>
        </table:table-row>
        <table:table-row table:style-name="TableLine1397398900640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1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6) and not (material_construcao in (<text:span text:style-name="T226">0,</text:span>1,2,3,5))</text:p>
          </table:table-cell>
          <table:covered-table-cell/>
        </table:table-row>
        <table:table-row table:style-name="TableLine1397398904720">
          <table:covered-table-cell/>
          <table:covered-table-cell/>
          <table:table-cell table:style-name="Tabela14.C30" office:value-type="string">
            <text:p text:style-name="P120">Representação diplomática <text:span text:style-name="T168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1397397462368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1397397455648"/></text:p>
            <text:p text:style-name="P456">Outros -98</text:p>
            <text:p text:style-name="P66"/>
            <text:p text:style-name="P445">V - <text:change-end text:change-id="ct1397397455648"/>((tipo - tipo %100)/100) in (29) and not (material_construcao in (0,1,2,3,4,5,98))</text:p>
          </table:table-cell>
          <table:covered-table-cell/>
        </table:table-row>
        <table:table-row table:style-name="TableLine1397398911792">
          <table:covered-table-cell/>
          <table:covered-table-cell/>
          <table:table-cell table:style-name="Tabela14.C31" office:value-type="string">
            <text:p text:style-name="P464"><text:change text:change-id="ct1397397456608"/><text:span text:style-name="T133">Edificação de </text:span><text:span text:style-name="T123">s</text:span><text:span text:style-name="T124">egurança pública</text:span><text:span text:style-name="T133"> </text:span><text:span text:style-name="T134">- 30XX</text:span></text:p>
          </table:table-cell>
          <table:table-cell table:style-name="Tabela14.D31" office:value-type="string">
            <text:p text:style-name="P462"><text:change text:change-id="ct1397397456128"/><text:span text:style-name="T126">S</text:span><text:span text:style-name="T127">eg</text:span><text:span text:style-name="T135"> – Delegacia de polícia civil - 3001</text:span></text:p>
            <text:p text:style-name="P354"><text:span text:style-name="T88">S</text:span><text:span text:style-name="T89">eg</text:span> - Posto policia militar – <text:span text:style-name="T175">3002</text:span></text:p>
            <text:p text:style-name="P354"><text:span text:style-name="T88">S</text:span><text:span text:style-name="T89">eg</text:span> - Posto <text:span text:style-name="T175">guarda municipal</text:span> – <text:span text:style-name="T175">3003</text:span></text:p>
            <text:p text:style-name="P18"><text:span text:style-name="T88">S</text:span><text:span text:style-name="T89">eg</text:span><text:span text:style-name="T175"> - </text:span>Posto de polícia rodoviári<text:span text:style-name="T42">a federal</text:span> -<text:span text:style-name="T175">3004</text:span></text:p>
            <text:p text:style-name="P19"><text:span text:style-name="T88">S</text:span><text:span text:style-name="T89">eg</text:span> – Polícia militar – 3005</text:p>
            <text:p text:style-name="P465"><text:span text:style-name="T126">S</text:span><text:span text:style-name="T127">eg</text:span><text:span text:style-name="T118"> - Prisional -</text:span><text:span text:style-name="T125">3</text:span><text:span text:style-name="T124">006</text:span><text:change-start text:change-id="ct1397397463808"/></text:p>
            <text:p text:style-name="P466"><text:span text:style-name="T126">S</text:span><text:span text:style-name="T127">eg</text:span><text:span text:style-name="T125"> - </text:span><text:change-end text:change-id="ct1397397463808"/><text:span text:style-name="T125">Bombeiros Militar</text:span><text:change-start text:change-id="ct1397397458768"/><text:span text:style-name="T125"> -3</text:span><text:span text:style-name="T124">00</text:span><text:change-end text:change-id="ct1397397458768"/><text:span text:style-name="T130">7</text:span><text:change-start text:change-id="ct1397397461408"/></text:p>
            <text:p text:style-name="P466"><text:span text:style-name="T126">S</text:span><text:span text:style-name="T127">eg</text:span><text:span text:style-name="T125"> - </text:span><text:change-end text:change-id="ct1397397461408"/><text:span text:style-name="T125">Bombeiros Civil</text:span><text:change-start text:change-id="ct1397397459968"/><text:span text:style-name="T125"> -3</text:span><text:span text:style-name="T124">00</text:span><text:change-end text:change-id="ct1397397459968"/><text:span text:style-name="T130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1397397464048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3"/>
            <text:p text:style-name="P538">V - ((tipo - tipo %100)/100) in (30) and not (material_construcao in (0,1,2,3,4,5,98))</text:p>
          </table:table-cell>
          <table:covered-table-cell/>
        </table:table-row>
        <table:table-row table:style-name="TableLine1397398908800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397398905808">
          <table:table-cell table:style-name="Tabela17.A1" office:value-type="string">
            <text:p text:style-name="P35">Classe</text:p>
          </table:table-cell>
          <table:table-cell table:style-name="Tabela17.B1" table:number-columns-spanned="4" office:value-type="string">
            <text:p text:style-name="P59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1397398912880">
          <table:table-cell table:style-name="Tabela17.A2" office:value-type="string">
            <text:p text:style-name="P35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1">forma_extracao<text:span text:style-name="T5"> (1)</text:span></text:p>
          </table:table-cell>
          <table:table-cell table:style-name="Tabela17.E2" office:value-type="string">
            <text:p text:style-name="P59">situacao_fisica<text:span text:style-name="T5"> (1)</text:span></text:p>
          </table:table-cell>
        </table:table-row>
        <table:table-row table:style-name="TableLine1397398902272">
          <table:table-cell table:style-name="Tabela17.A8" table:number-rows-spanned="6" office:value-type="string">
            <text:p text:style-name="P35">Domínio</text:p>
          </table:table-cell>
          <table:table-cell table:style-name="Tabela17.B8" table:number-rows-spanned="6" office:value-type="string">
            <text:p text:style-name="P513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397398898736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1397398912336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1397398906080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1397398899824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1397398900096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1397398902816">
          <table:table-cell table:style-name="Tabela16.A1" office:value-type="string">
            <text:p text:style-name="P35">Classe</text:p>
          </table:table-cell>
          <table:table-cell table:style-name="Tabela16.B1" table:number-columns-spanned="4" office:value-type="string">
            <text:p text:style-name="P72">constr_ocupacao_solo [PLA]</text:p>
          </table:table-cell>
          <table:covered-table-cell/>
          <table:covered-table-cell/>
          <table:covered-table-cell/>
        </table:table-row>
        <table:table-row table:style-name="TableLine1397399094080">
          <table:table-cell table:style-name="Tabela16.A2" office:value-type="string">
            <text:p text:style-name="P35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59">tipo<text:span text:style-name="T5"> (1)</text:span></text:p>
          </table:table-cell>
          <table:table-cell table:style-name="Tabela16.E2" office:value-type="string">
            <text:p text:style-name="P59">situacao_fisica<text:span text:style-name="T5"> (1)</text:span></text:p>
          </table:table-cell>
        </table:table-row>
        <table:table-row table:style-name="TableLine1397399105232">
          <table:table-cell table:style-name="Tabela16.A14" table:number-rows-spanned="12" office:value-type="string">
            <text:p text:style-name="P35">Domínio</text:p>
          </table:table-cell>
          <table:table-cell table:style-name="Tabela16.B14" table:number-rows-spanned="12" office:value-type="string">
            <text:p text:style-name="P513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5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397399108496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1397399100064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8">[<text:span text:style-name="T147">P</text:span>L<text:span text:style-name="T147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2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1397399096800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8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4">hidro</text:span>viário -4<text:span text:style-name="T184">1</text:span>5</text:p>
            <text:p text:style-name="P342">Pátio <text:span text:style-name="T185">de dutos</text:span> -4<text:span text:style-name="T185">16</text:span></text:p>
          </table:table-cell>
          <table:covered-table-cell/>
        </table:table-row>
        <table:table-row table:style-name="TableLine1397399098160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8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1397399100608">
          <table:covered-table-cell/>
          <table:covered-table-cell/>
          <table:table-cell table:style-name="Tabela16.C12" office:value-type="string">
            <text:p text:style-name="P309"><text:span text:style-name="T148">Sítio Arqueológico</text:span> -6XX !</text:p>
            <text:p text:style-name="P98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1397399103872">
          <table:covered-table-cell/>
          <table:covered-table-cell/>
          <table:table-cell table:style-name="Tabela16.C12" office:value-type="string">
            <text:p text:style-name="P309">Ruína -7XX !</text:p>
            <text:p text:style-name="P98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1397399104144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5">Moega – 801</text:p>
            <text:p text:style-name="P105">Moinho – 802</text:p>
            <text:p text:style-name="P105">Secador – 80<text:span text:style-name="T176">3</text:span></text:p>
            <text:p text:style-name="P105">Tombador – 80<text:span text:style-name="T176">4</text:span></text:p>
            <text:p text:style-name="P106">Elevador de grãos – 80<text:span text:style-name="T186">5</text:span></text:p>
            <text:p text:style-name="P106">Pivô central - 80<text:span text:style-name="T186">6</text:span></text:p>
          </table:table-cell>
          <table:covered-table-cell/>
        </table:table-row>
        <table:table-row table:style-name="TableLine1397399095168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1397399100880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1397399104960">
          <table:covered-table-cell/>
          <table:covered-table-cell/>
          <table:table-cell table:style-name="Tabela16.C13" office:value-type="string">
            <text:p text:style-name="P79"><text:span text:style-name="T154">Farol</text:span> -<text:span text:style-name="T218">11</text:span><text:span text:style-name="T154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8">11</text:span>0<text:span text:style-name="T218">1</text:span></text:p>
          </table:table-cell>
          <table:covered-table-cell/>
        </table:table-row>
        <table:table-row table:style-name="TableLine1397399102784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1397399097616">
          <table:table-cell table:style-name="Tabela6.A1" office:value-type="string">
            <text:p text:style-name="P36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1397399098432"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1397399109856">
          <table:table-cell table:style-name="Tabela6.A3" office:value-type="string">
            <text:p text:style-name="P36">Domínio</text:p>
          </table:table-cell>
          <table:table-cell table:style-name="Tabela6.B3" office:value-type="string">
            <text:p text:style-name="P46">A ser preenchido</text:p>
          </table:table-cell>
          <table:table-cell table:style-name="Tabela6.C3" office:value-type="string">
            <text:p text:style-name="P46">Mestra -1</text:p>
            <text:p text:style-name="P46">Normal -2</text:p>
            <text:p text:style-name="P50">Auxiliar -3</text:p>
          </table:table-cell>
          <table:table-cell table:style-name="Tabela6.D3" office:value-type="string">
            <text:p text:style-name="P50">Sim -1</text:p>
            <text:p text:style-name="P50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397399107408">
          <table:table-cell table:style-name="Table8.A1" office:value-type="string">
            <text:p text:style-name="P40">Classe</text:p>
          </table:table-cell>
          <table:table-cell table:style-name="Table8.B1" table:number-columns-spanned="2" office:value-type="string">
            <text:p text:style-name="P84">elemnat_elemento_fisiografico [PLA]</text:p>
          </table:table-cell>
          <table:covered-table-cell/>
        </table:table-row>
        <table:table-row table:style-name="TableLine1397399109040">
          <table:table-cell table:style-name="Table8.A2" office:value-type="string">
            <text:p text:style-name="P40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1397399093536">
          <table:table-cell table:style-name="Table8.A6" table:number-rows-spanned="4" office:value-type="string">
            <text:p text:style-name="P40">Domínio</text:p>
          </table:table-cell>
          <table:table-cell table:style-name="Table8.B6" table:number-rows-spanned="4" office:value-type="string">
            <text:p text:style-name="P515">A ser preenchido</text:p>
          </table:table-cell>
          <table:table-cell table:style-name="Table8.C3" office:value-type="string">
            <text:p text:style-name="P78">Dolina -15</text:p>
            <text:p text:style-name="P78">Duna -16</text:p>
            <text:p text:style-name="P82">Rocha - Área rochosa/lajedo -23</text:p>
            <text:p text:style-name="P84">[A]</text:p>
          </table:table-cell>
        </table:table-row>
        <table:table-row table:style-name="TableLine1397399102240">
          <table:covered-table-cell/>
          <table:covered-table-cell/>
          <table:table-cell table:style-name="Table8.C4" office:value-type="string">
            <text:p text:style-name="P78">Escarpa -8</text:p>
            <text:p text:style-name="P78">Falésia -13</text:p>
            <text:p text:style-name="P78">Talude -14</text:p>
            <text:p text:style-name="P84">[L]</text:p>
          </table:table-cell>
        </table:table-row>
        <table:table-row table:style-name="TableLine1397399094896">
          <table:covered-table-cell/>
          <table:covered-table-cell/>
          <table:table-cell table:style-name="Table8.C5" office:value-type="string">
            <text:p text:style-name="P78">Gruta -19</text:p>
            <text:p text:style-name="P82">Caverna -20</text:p>
            <text:p text:style-name="P84">[P]</text:p>
          </table:table-cell>
        </table:table-row>
        <table:table-row table:style-name="TableLine1397399095712">
          <table:covered-table-cell/>
          <table:covered-table-cell/>
          <table:table-cell table:style-name="Table8.C6" office:value-type="string">
            <text:p text:style-name="P78">Rocha - Matacão/pedra -21</text:p>
            <text:p text:style-name="P78">Rocha - Penedo isolado -22</text:p>
            <text:p text:style-name="P84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1397399109584">
          <table:table-cell table:style-name="Tabela28.A1" office:value-type="string">
            <text:p text:style-name="P43">Classe</text:p>
          </table:table-cell>
          <table:table-cell table:style-name="Tabela28.B1" table:number-columns-spanned="2" office:value-type="string">
            <text:p text:style-name="P92"><text:span text:style-name="T27">elemnat_elemento_hidrografico [PLA] / aquisicao_centroide_elemento_hidrografico </text:span><text:span text:style-name="T216">[P]</text:span></text:p>
          </table:table-cell>
          <table:covered-table-cell/>
        </table:table-row>
        <table:table-row table:style-name="TableLine1397399119648">
          <table:table-cell table:style-name="Tabela28.A2" office:value-type="string">
            <text:p text:style-name="P43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1397399112032">
          <table:table-cell table:style-name="Tabela28.A7" table:number-rows-spanned="5" office:value-type="string">
            <text:p text:style-name="P43">Domínio</text:p>
          </table:table-cell>
          <table:table-cell table:style-name="Tabela28.B7" table:number-rows-spanned="5" office:value-type="string">
            <text:p text:style-name="P518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1397399118560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1397399122912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1397399113664">
          <table:covered-table-cell/>
          <table:covered-table-cell/>
          <table:table-cell table:style-name="Tabela28.C6" office:value-type="string">
            <text:p text:style-name="P81">Poço <text:span text:style-name="T73">dágua</text:span> -1</text:p>
            <text:p text:style-name="P81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1397399118832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397399120192">
          <table:table-cell table:style-name="Tabela3.A1" office:value-type="string">
            <text:p text:style-name="P43">Classe </text:p>
          </table:table-cell>
          <table:table-cell table:style-name="Tabela3.B1" table:number-columns-spanned="2" office:value-type="string">
            <text:p text:style-name="P571">elemnat_ilha [A] / aquisicao_centroide_ilha <text:span text:style-name="T216">[P]</text:span></text:p>
          </table:table-cell>
          <table:covered-table-cell/>
        </table:table-row>
        <table:table-row table:style-name="TableLine1397399116384">
          <table:table-cell table:style-name="Tabela3.A2" office:value-type="string">
            <text:p text:style-name="P43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1397399123456">
          <table:table-cell table:style-name="Tabela3.A3" office:value-type="string">
            <text:p text:style-name="P43">Domínio</text:p>
          </table:table-cell>
          <table:table-cell table:style-name="Tabela3.B3" office:value-type="string">
            <text:p text:style-name="P518">A ser preenchido</text:p>
            <text:p text:style-name="P529">(*)</text:p>
          </table:table-cell>
          <table:table-cell table:style-name="Tabela3.C3" office:value-type="string">
            <text:p text:style-name="P252">Ilha <text:span text:style-name="T32">Fluvial</text:span>-<text:span text:style-name="T188">1</text:span></text:p>
            <text:p text:style-name="P252">Ilha <text:span text:style-name="T32">Lacustre</text:span>-<text:span text:style-name="T188">3</text:span></text:p>
            <text:p text:style-name="P80">Ilha <text:span text:style-name="T32">Mar</text:span><text:span text:style-name="T188">í</text:span><text:span text:style-name="T32">tima</text:span>-<text:span text:style-name="T188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1397399115024">
          <table:table-cell table:style-name="Tabela29.A1" office:value-type="string">
            <text:p text:style-name="P43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1397399120736">
          <table:table-cell table:style-name="Tabela29.A2" office:value-type="string">
            <text:p text:style-name="P43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89">mais_alta</text:span> (1)</text:p>
          </table:table-cell>
        </table:table-row>
        <table:table-row table:style-name="TableLine1397399124544">
          <table:table-cell table:style-name="Tabela29.A3" office:value-type="string">
            <text:p text:style-name="P43">Domínio</text:p>
          </table:table-cell>
          <table:table-cell table:style-name="Tabela29.B3" office:value-type="string">
            <text:p text:style-name="P52">A ser preenchido</text:p>
          </table:table-cell>
          <table:table-cell table:style-name="Tabela29.C3" office:value-type="string">
            <text:p text:style-name="P314">Sim -1 !</text:p>
            <text:p text:style-name="P52">Não -2</text:p>
            <text:p text:style-name="P52"/>
            <text:p text:style-name="P499">! - cota_comprovada in (1)</text:p>
          </table:table-cell>
          <table:table-cell table:style-name="Tabela29.D3" office:value-type="string">
            <text:p text:style-name="P52">Sim -1</text:p>
            <text:p text:style-name="P52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1397399117744">
          <table:table-cell table:style-name="Tabela7.A1" office:value-type="string">
            <text:p text:style-name="P43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1397399116656">
          <table:table-cell table:style-name="Tabela7.A2" office:value-type="string">
            <text:p text:style-name="P43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1397399127808">
          <table:table-cell table:style-name="Tabela7.A3" office:value-type="string">
            <text:p text:style-name="P43">Domínio</text:p>
          </table:table-cell>
          <table:table-cell table:style-name="Tabela7.B3" office:value-type="string">
            <text:p text:style-name="P43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397399121552">
          <table:table-cell table:style-name="Table7.A1" office:value-type="string">
            <text:p text:style-name="P39">Classe</text:p>
          </table:table-cell>
          <table:table-cell table:style-name="Table7.B1" table:number-columns-spanned="2" office:value-type="string">
            <text:p text:style-name="P501"><text:span text:style-name="T137">elemnat_</text:span>toponimo_fisiografico_natural<text:span text:style-name="T137"> [PL]</text:span></text:p>
          </table:table-cell>
          <table:covered-table-cell/>
        </table:table-row>
        <table:table-row table:style-name="TableLine1397399111488">
          <table:table-cell table:style-name="Table7.A2" office:value-type="string">
            <text:p text:style-name="P39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1397399126176">
          <table:table-cell table:style-name="Table7.A5" table:number-rows-spanned="3" office:value-type="string">
            <text:p text:style-name="P39">Domínio</text:p>
          </table:table-cell>
          <table:table-cell table:style-name="Table7.B5" table:number-rows-spanned="3" office:value-type="string">
            <text:p text:style-name="P519">A ser preenchido</text:p>
            <text:p text:style-name="P532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1397399143040">
          <table:covered-table-cell/>
          <table:covered-table-cell/>
          <table:table-cell table:style-name="Table7.C4" office:value-type="string">
            <text:p text:style-name="P83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1397399128896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5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397399122640">
          <table:table-cell table:style-name="Tabela5.A1" office:value-type="string">
            <text:p text:style-name="P38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1397399133520">
          <table:table-cell table:style-name="Tabela5.A2" office:value-type="string">
            <text:p text:style-name="P38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90">situacao_em_poligono</text:span><text:span text:style-name="T5"> (1)</text:span></text:p>
          </table:table-cell>
        </table:table-row>
        <table:table-row table:style-name="TableLine1397399136240">
          <table:table-cell table:style-name="Tabela5.A4" table:number-rows-spanned="2" office:value-type="string">
            <text:p text:style-name="P38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90">2</text:span></text:p>
            <text:p text:style-name="P455">Dentro de polígono - Trecho secundário <text:span text:style-name="T4">-</text:span><text:span text:style-name="T190">3</text:span></text:p>
            <text:p text:style-name="P455"><text:span text:style-name="T4">Dentro de polígono - Trecho compartilhado -</text:span><text:span text:style-name="T190">4</text:span></text:p>
          </table:table-cell>
        </table:table-row>
        <table:table-row table:style-name="TableLine1397399134064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1397399144672">
          <table:table-cell table:style-name="Tabela30.A1" office:value-type="string">
            <text:p text:style-name="P43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1397399142224">
          <table:table-cell table:style-name="Tabela30.A2" office:value-type="string">
            <text:p text:style-name="P43">Atributo</text:p>
          </table:table-cell>
          <table:table-cell table:style-name="Tabela30.B2" office:value-type="string">
            <text:p text:style-name="P572">tipo<text:span text:style-name="T5"> (1)</text:span></text:p>
          </table:table-cell>
        </table:table-row>
        <table:table-row table:style-name="TableLine1397399129440">
          <table:table-cell table:style-name="Tabela30.A3" office:value-type="string">
            <text:p text:style-name="P43">Domínio</text:p>
          </table:table-cell>
          <table:table-cell table:style-name="Tabela30.B3" office:value-type="string">
            <text:p text:style-name="P570">Sumidouro – 4</text:p>
            <text:p text:style-name="P570">Ver<text:span text:style-name="T187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1397399135696"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88">infra_alteracao_fisiografica_antropica[L]</text:p>
          </table:table-cell>
          <table:covered-table-cell/>
        </table:table-row>
        <table:table-row table:style-name="TableLine1397399139504"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1397399129168">
          <table:table-cell table:style-name="Tabela20.A3" office:value-type="string">
            <text:p text:style-name="P42">Domínio</text:p>
          </table:table-cell>
          <table:table-cell table:style-name="Tabela20.B3" office:value-type="string">
            <text:p text:style-name="P517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1397399138416">
          <table:table-cell table:style-name="Tabela26.A1" office:value-type="string">
            <text:p text:style-name="P42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7">L</text:span>A]</text:p>
          </table:table-cell>
          <table:covered-table-cell/>
          <table:covered-table-cell/>
          <table:covered-table-cell/>
        </table:table-row>
        <table:table-row table:style-name="TableLine1397399139776">
          <table:table-cell table:style-name="Tabela26.A2" office:value-type="string">
            <text:p text:style-name="P42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8">sobreposto_transportes</text:span><text:span text:style-name="T136"> (1)</text:span></text:p>
          </table:table-cell>
        </table:table-row>
        <table:table-row table:style-name="TableLine1397399131344">
          <table:table-cell table:style-name="Tabela26.A3" office:value-type="string">
            <text:p text:style-name="P42">Domínio</text:p>
          </table:table-cell>
          <table:table-cell table:style-name="Tabela26.B3" office:value-type="string">
            <text:p text:style-name="P517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7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2">im – 1</text:span></text:p>
            <text:p text:style-name="P107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1397399145488">
          <table:table-cell table:style-name="Tabela10.A1" office:value-type="string">
            <text:p text:style-name="P43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397399156096"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2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3">Domínio</text:p>
          </table:table-cell>
          <table:table-cell table:style-name="Tabela10.A3" table:number-rows-spanned="5" office:value-type="string">
            <text:p text:style-name="P518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9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3">Estação geradora – Eólica -405</text:p>
            <text:p text:style-name="P103">Estação geradora – Hidrelétrica -408</text:p>
            <text:p text:style-name="P103">Estação geradora – Maré-motriz -407</text:p>
            <text:p text:style-name="P103">Estação geradora – Outras -498</text:p>
            <text:p text:style-name="P103">Estação geradora – Solar -406</text:p>
            <text:p text:style-name="P103">Estação geradora - Termelétrica -4<text:span text:style-name="T180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1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3">Subestação de transmissão de energia elétrica -<text:span text:style-name="T191">1801</text:span></text:p>
            <text:p text:style-name="P103">Subestação de <text:span text:style-name="T191">distribuição</text:span> de energia elétrica -<text:span text:style-name="T191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1397399130256">
          <table:table-cell table:style-name="Tabela11.A1" office:value-type="string">
            <text:p text:style-name="P43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397399153920"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1397399157184">
          <table:table-cell table:style-name="Tabela11.A16" table:number-rows-spanned="14" office:value-type="string">
            <text:p text:style-name="P43">Domínio</text:p>
          </table:table-cell>
          <table:table-cell table:style-name="Tabela11.B16" table:number-rows-spanned="14" office:value-type="string">
            <text:p text:style-name="P518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leLine1397399155824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1397399156368">
          <table:covered-table-cell/>
          <table:covered-table-cell/>
          <table:table-cell table:style-name="Tabela11.C5" office:value-type="string">
            <text:p text:style-name="P77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1397399157728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1397399158544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1397399146032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7">Antena de comunicação -1301</text:p>
          </table:table-cell>
          <table:covered-table-cell/>
        </table:table-row>
        <table:table-row table:style-name="TableLine1397399148208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50">4</text:span>XX !</text:p>
            <text:p text:style-name="P87">[P A]</text:p>
          </table:table-cell>
          <table:table-cell table:style-name="Tabela11.D9" office:value-type="string">
            <text:p text:style-name="P181">Plataforma- Desconhecido -1<text:span text:style-name="T150">4</text:span>00</text:p>
            <text:p text:style-name="P181">Plataforma – Petróleo – 1<text:span text:style-name="T150">4</text:span>01</text:p>
            <text:p text:style-name="P181">Plataforma – Gás -1<text:span text:style-name="T150">4</text:span>02</text:p>
            <text:p text:style-name="P181">Plataforma – Mista -1<text:span text:style-name="T150">4</text:span>95</text:p>
          </table:table-cell>
          <table:covered-table-cell/>
        </table:table-row>
        <table:table-row table:style-name="TableLine1397398904448">
          <table:covered-table-cell/>
          <table:covered-table-cell/>
          <table:table-cell table:style-name="Tabela11.C10" office:value-type="string">
            <text:p text:style-name="P317">Funicular -<text:span text:style-name="T151">15</text:span>XX !</text:p>
            <text:p text:style-name="P87">[L]</text:p>
          </table:table-cell>
          <table:table-cell table:style-name="Tabela11.D10" office:value-type="string">
            <text:p text:style-name="P181">Funicular -<text:span text:style-name="T151">15</text:span>01</text:p>
          </table:table-cell>
          <table:covered-table-cell/>
        </table:table-row>
        <table:table-row table:style-name="TableLine1397399719424">
          <table:covered-table-cell/>
          <table:covered-table-cell/>
          <table:table-cell table:style-name="Tabela11.C11" office:value-type="string">
            <text:p text:style-name="P317">Cremalheira – 1<text:span text:style-name="T151">6</text:span>XX !</text:p>
            <text:p text:style-name="P87">[P L]</text:p>
          </table:table-cell>
          <table:table-cell table:style-name="Tabela11.D11" office:value-type="string">
            <text:p text:style-name="P181">Cremalheira -1<text:span text:style-name="T151">6</text:span>01</text:p>
          </table:table-cell>
          <table:covered-table-cell/>
        </table:table-row>
        <table:table-row table:style-name="TableLine1397399718880">
          <table:covered-table-cell/>
          <table:covered-table-cell/>
          <table:table-cell table:style-name="Tabela11.C13" office:value-type="string">
            <text:p text:style-name="P317">Girador Ferroviário -<text:span text:style-name="T152">1</text:span>7XX !</text:p>
            <text:p text:style-name="P87">[P]</text:p>
          </table:table-cell>
          <table:table-cell table:style-name="Tabela11.D13" office:value-type="string">
            <text:p text:style-name="P181">Girador Ferroviário - <text:span text:style-name="T152">1</text:span>701</text:p>
          </table:table-cell>
          <table:covered-table-cell/>
        </table:table-row>
        <table:table-row table:style-name="TableLine1397399720512">
          <table:covered-table-cell/>
          <table:covered-table-cell/>
          <table:table-cell table:style-name="Tabela11.C13" office:value-type="string">
            <text:p text:style-name="P317">Fundeadouro -1<text:span text:style-name="T153">8</text:span>XX !</text:p>
            <text:p text:style-name="P87">[P A]</text:p>
          </table:table-cell>
          <table:table-cell table:style-name="Tabela11.D13" office:value-type="string">
            <text:p text:style-name="P181">Fundeadouro -1<text:span text:style-name="T153">8</text:span>01</text:p>
          </table:table-cell>
          <table:covered-table-cell/>
        </table:table-row>
        <table:table-row table:style-name="TableLine1397399722144">
          <table:covered-table-cell/>
          <table:covered-table-cell/>
          <table:table-cell table:style-name="Tabela11.C14" office:value-type="string">
            <text:p text:style-name="P288">Atracadouro <text:span text:style-name="T156">Terminal </text:span>-<text:span text:style-name="T155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5">19</text:span>38</text:p>
            <text:p text:style-name="P252">Atrac - Cais flutuante -<text:span text:style-name="T155">19</text:span>39</text:p>
            <text:p text:style-name="P252">Atrac - Desembarcadouro -<text:span text:style-name="T155">19</text:span>44</text:p>
            <text:p text:style-name="P252">Atrac - Dolfim -<text:span text:style-name="T155">19</text:span>43</text:p>
            <text:p text:style-name="P252">Atrac - Molhe de atracação - <text:span text:style-name="T155">19</text:span>41</text:p>
            <text:p text:style-name="P252">Atrac - Pier - <text:span text:style-name="T155">19</text:span>42</text:p>
            <text:p text:style-name="P252">Atrac - Trapiche - <text:span text:style-name="T155">19</text:span>40</text:p>
          </table:table-cell>
          <table:covered-table-cell/>
        </table:table-row>
        <table:table-row table:style-name="TableLine1397399721056">
          <table:covered-table-cell/>
          <table:covered-table-cell/>
          <table:table-cell table:style-name="Tabela11.C15" office:value-type="string">
            <text:p text:style-name="P317">Caminho Aéreo -<text:span text:style-name="T157">20</text:span>XX !</text:p>
            <text:p text:style-name="P87">[L]</text:p>
          </table:table-cell>
          <table:table-cell table:style-name="Tabela11.D15" office:value-type="string">
            <text:p text:style-name="P181">Caminho Aéreo – Teleférico - <text:span text:style-name="T157">20</text:span>01</text:p>
            <text:p text:style-name="P181">Caminho Aéreo – Outros- <text:span text:style-name="T157">20</text:span>98</text:p>
          </table:table-cell>
          <table:covered-table-cell/>
        </table:table-row>
        <table:table-row table:style-name="TableLine1397399719696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1397399712896">
          <table:table-cell table:style-name="Tabela13.A1" office:value-type="string">
            <text:p text:style-name="P43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399712352"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1397399713712">
          <table:table-cell table:style-name="Tabela13.A14" table:number-rows-spanned="12" office:value-type="string">
            <text:p text:style-name="P43">Domínio</text:p>
          </table:table-cell>
          <table:table-cell table:style-name="Tabela13.B14" table:number-rows-spanned="12" office:value-type="string">
            <text:p text:style-name="P518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8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3">0</text:p>
            <text:p text:style-name="P523"/>
            <text:p text:style-name="P555">V - ((modal_uso in (4,8) and not (nr_faixas &gt;=1)) or ( ((tipo -tipo %100)/100) in (4)) and not (nr_faixas =0)) <text:s/><text:span text:style-name="T238">or </text:span>(nr_faixas =0)</text:p>
          </table:table-cell>
          <table:table-cell table:style-name="Tabela13.H7" office:value-type="string">
            <text:p text:style-name="P530">0</text:p>
            <text:p text:style-name="P530"/>
            <text:p text:style-name="P557"><text:span text:style-name="T232">V - </text:span>((modal_uso in (4,8) and not (nr_pistas &gt;=1)) or ( ((tipo -tipo %100)/100) in (4)) and not (nr_pistas =0)) <text:span text:style-name="T238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30">Subterrânea</text:span><text:span text:style-name="T231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</table:table-row>
        <table:table-row table:style-name="TableLine139739972132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4">Mínimo 1</text:p>
          </table:table-cell>
          <table:table-cell table:style-name="Tabela13.H7" office:value-type="string">
            <text:p text:style-name="P524">Mínimo 1</text:p>
            <text:p text:style-name="P524"/>
            <text:p text:style-name="P556"><text:span text:style-name="T229">V – </text:span>nr_pistas &gt; nr_faixas </text:p>
          </table:table-cell>
          <table:covered-table-cell/>
          <table:covered-table-cell/>
        </table:table-row>
        <table:table-row table:style-name="TableLine1397399722688">
          <table:covered-table-cell/>
          <table:covered-table-cell/>
          <table:table-cell table:style-name="Tabela13.C6" table:number-rows-spanned="2" office:value-type="string">
            <text:p text:style-name="P560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9">estaiada</text:span> -20<text:span text:style-name="T139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1860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8">Mínimo 1</text:p>
          </table:table-cell>
          <table:table-cell table:style-name="Tabela13.H7" office:value-type="string">
            <text:p text:style-name="P528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1397399724592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22960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8">M<text:span text:style-name="T193">í</text:span>nimo 1</text:p>
          </table:table-cell>
          <table:table-cell table:style-name="Tabela13.H8" office:value-type="string">
            <text:p text:style-name="P528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397399725136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7">0</text:p>
          </table:table-cell>
          <table:table-cell table:style-name="Tabela13.H9" office:value-type="string">
            <text:p text:style-name="P527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17248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8">Mínimo 1</text:p>
          </table:table-cell>
          <table:table-cell table:style-name="Tabela13.H10" office:value-type="string">
            <text:p text:style-name="P528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397399733024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3">0</text:p>
          </table:table-cell>
          <table:table-cell table:style-name="Tabela13.H11" office:value-type="string">
            <text:p text:style-name="P523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31936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2">0</text:p>
          </table:table-cell>
          <table:table-cell table:style-name="Tabela13.H12" office:value-type="string">
            <text:p text:style-name="P522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34112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2">0</text:p>
          </table:table-cell>
          <table:table-cell table:style-name="Tabela13.H13" office:value-type="string">
            <text:p text:style-name="P522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397399742816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2">0</text:p>
          </table:table-cell>
          <table:table-cell table:style-name="Tabela13.H14" office:value-type="string">
            <text:p text:style-name="P522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1397399725408">
          <table:table-cell table:style-name="Tabela24.A1" office:value-type="string">
            <text:p text:style-name="P43">Classe</text:p>
          </table:table-cell>
          <table:table-cell table:style-name="Tabela24.B1" table:number-columns-spanned="11" office:value-type="string">
            <text:p text:style-name="P573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399732752">
          <table:table-cell table:style-name="Tabela24.A2" office:value-type="string">
            <text:p text:style-name="P43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7">e</text:span>letrificada <text:span text:style-name="T195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1397399742272">
          <table:table-cell table:style-name="Tabela24.A6" table:number-rows-spanned="4" office:value-type="string">
            <text:p text:style-name="P43">Domínio</text:p>
          </table:table-cell>
          <table:table-cell table:style-name="Tabela24.B6" table:number-rows-spanned="4" office:value-type="string">
            <text:p text:style-name="P518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3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3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6">(*)</text:p>
            <text:p text:style-name="P56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1397399736832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3">Não -2</text:p>
            <text:p text:style-name="P53"/>
            <text:p text:style-name="P431">V - tipo in (<text:span text:style-name="T233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3">Sim -1</text:p>
            <text:p text:style-name="P53"/>
            <text:p text:style-name="P431"><text:span text:style-name="T196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1397399726496">
          <table:table-cell table:style-name="Tabela9.A1" office:value-type="string">
            <text:p text:style-name="P43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1397399747712">
          <table:table-cell table:style-name="Tabela9.A2" office:value-type="string">
            <text:p text:style-name="P43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1397399745264">
          <table:table-cell table:style-name="Tabela9.A3" office:value-type="string">
            <text:p text:style-name="P43">Domínio</text:p>
          </table:table-cell>
          <table:table-cell table:style-name="Tabela9.B3" office:value-type="string">
            <text:p text:style-name="P518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8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7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1397399747984">
          <table:table-cell table:style-name="Tabela25.A1" office:value-type="string">
            <text:p text:style-name="P43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1397399748256">
          <table:table-cell table:style-name="Tabela25.A2" office:value-type="string">
            <text:p text:style-name="P43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10">altitude</text:span><text:span text:style-name="T6"> (1)</text:span></text:p>
          </table:table-cell>
          <table:table-cell table:style-name="Tabela25.D2" office:value-type="string">
            <text:p text:style-name="P209"><text:span text:style-name="T210">altura</text:span><text:span text:style-name="T6"> (1)</text:span></text:p>
          </table:table-cell>
        </table:table-row>
        <table:table-row table:style-name="TableLine1397399755872">
          <table:table-cell table:style-name="Tabela25.A3" office:value-type="string">
            <text:p text:style-name="P43">Domínio</text:p>
          </table:table-cell>
          <table:table-cell table:style-name="Tabela25.B3" office:value-type="string">
            <text:p text:style-name="P518">A ser preenchido</text:p>
          </table:table-cell>
          <table:table-cell table:style-name="Tabela25.C3" office:value-type="string">
            <text:p text:style-name="P518">A ser preenchido <text:span text:style-name="T211">(*)</text:span></text:p>
          </table:table-cell>
          <table:table-cell table:style-name="Tabela25.D3" office:value-type="string">
            <text:p text:style-name="P518">A ser preenchido <text:span text:style-name="T211">(*)</text:span></text:p>
            <text:p text:style-name="P518"/>
            <text:p text:style-name="P549"><text:span text:style-name="T48">V -</text:span><text:span text:style-name="T212">altura</text:span> &lt;<text:span text:style-name="T212">46 $</text:span></text:p>
            <text:p text:style-name="P526"><text:span text:style-name="T212">altura </text:span>&gt; <text:span text:style-name="T212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1397399748800">
          <table:table-cell table:style-name="Tabela31.A1" office:value-type="string">
            <text:p text:style-name="P43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397399754512">
          <table:table-cell table:style-name="Tabela31.A2" office:value-type="string">
            <text:p text:style-name="P43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1397399746352">
          <table:table-cell table:style-name="Tabela31.A3" office:value-type="string">
            <text:p text:style-name="P43">Domínio</text:p>
          </table:table-cell>
          <table:table-cell table:style-name="Tabela31.B3" office:value-type="string">
            <text:p text:style-name="P518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8">P </text:span>L A]</text:p>
            <text:p text:style-name="P418"/>
            <text:p text:style-name="P325">Pista de táxi -10<text:span text:style-name="T1"> !</text:span></text:p>
            <text:p text:style-name="P422">[<text:span text:style-name="T198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593"><text:span text:style-name="T242">Heliponto em hospital -12 !</text:span></text:p>
            <text:p text:style-name="P580"><text:span text:style-name="T241">[P]</text:span>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4">R</text:span>est. <text:span text:style-name="T234">S</text:span>it. Fis.)</text:p>
          </table:table-cell>
          <table:table-cell table:style-name="Tabela31.G3" office:value-type="string">
            <text:p text:style-name="P52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1397399748528">
          <table:table-cell table:style-name="Tabela21.A1" office:value-type="string">
            <text:p text:style-name="P43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4">travessia_hidroviaria</text:span> <text:span text:style-name="T67">[L]</text:span></text:p>
          </table:table-cell>
          <table:covered-table-cell/>
        </table:table-row>
        <table:table-row table:style-name="TableLine1397399700384">
          <table:table-cell table:style-name="Tabela21.A2" office:value-type="string">
            <text:p text:style-name="P43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1397399697664">
          <table:table-cell table:style-name="Tabela21.A3" office:value-type="string">
            <text:p text:style-name="P43">Domínio</text:p>
          </table:table-cell>
          <table:table-cell table:style-name="Tabela21.B3" office:value-type="string">
            <text:p text:style-name="P518">A ser preenchido</text:p>
          </table:table-cell>
          <table:table-cell table:style-name="Tabela21.C3" office:value-type="string">
            <text:p text:style-name="P108">Desconhecido -0</text:p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1397399702560">
          <table:table-cell table:style-name="Tabela27.A1" office:value-type="string">
            <text:p text:style-name="P41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1397399699024">
          <table:table-cell table:style-name="Tabela27.A2" office:value-type="string">
            <text:p text:style-name="P41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1397399703376">
          <table:table-cell table:style-name="Tabela27.A5" table:number-rows-spanned="3" office:value-type="string">
            <text:p text:style-name="P41">Domínio</text:p>
          </table:table-cell>
          <table:table-cell table:style-name="Tabela27.B5" table:number-rows-spanned="3" office:value-type="string">
            <text:p text:style-name="P516">A ser preenchido</text:p>
          </table:table-cell>
          <table:table-cell table:style-name="Tabela27.C3" office:value-type="string">
            <text:p text:style-name="P76">Calha –<text:span text:style-name="T143">1XX !</text:span></text:p>
            <text:p text:style-name="P97">[L]</text:p>
          </table:table-cell>
          <table:table-cell table:style-name="Tabela27.D3" office:value-type="string">
            <text:p text:style-name="P76">Calha – <text:span text:style-name="T38">á</text:span>gua <text:span text:style-name="T38">pluvial</text:span>-<text:span text:style-name="T143">1</text:span>01</text:p>
          </table:table-cell>
          <table:table-cell table:style-name="Tabela27.E5" table:number-rows-spanned="3" office:value-type="string">
            <text:p text:style-name="P6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7">(Rest, Sit. Fis.)</text:span></text:p>
          </table:table-cell>
          <table:table-cell table:style-name="Tabela27.F5" table:number-rows-spanned="3" office:value-type="string">
            <text:p text:style-name="P102">Elevado -3</text:p>
            <text:p text:style-name="P102">Emerso -4</text:p>
            <text:p text:style-name="P102">Submerso -5</text:p>
            <text:p text:style-name="P102">Subterrâneo -6</text:p>
            <text:p text:style-name="P102">Superfície -2</text:p>
          </table:table-cell>
        </table:table-row>
        <table:table-row table:style-name="TableLine1397399696304">
          <table:covered-table-cell/>
          <table:covered-table-cell/>
          <table:table-cell table:style-name="Tabela27.C4" office:value-type="string">
            <text:p text:style-name="P76">Correia Transportadora <text:span text:style-name="T22">- 2XX !</text:span></text:p>
            <text:p text:style-name="P97">[L]</text:p>
          </table:table-cell>
          <table:table-cell table:style-name="Tabela27.D4" office:value-type="string">
            <text:p text:style-name="P99">Correia transp – Grãos -<text:span text:style-name="T143">2</text:span>02</text:p>
            <text:p text:style-name="P99">Correia transp – Minério -<text:span text:style-name="T143">20</text:span>1</text:p>
            <text:p text:style-name="P99">Correia transp – Outros -<text:span text:style-name="T143">2</text:span>98</text:p>
          </table:table-cell>
          <table:covered-table-cell/>
          <table:covered-table-cell/>
        </table:table-row>
        <table:table-row table:style-name="TableLine1397399702016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7">[L]</text:p>
          </table:table-cell>
          <table:table-cell table:style-name="Tabela27.D5" office:value-type="string">
            <text:p text:style-name="P367">Duto – Água -<text:span text:style-name="T144">3</text:span>01</text:p>
            <text:p text:style-name="P367">Duto – Álcool -<text:span text:style-name="T144">3</text:span>04</text:p>
            <text:p text:style-name="P381">Duto – Efluentes -<text:span text:style-name="T144">309</text:span></text:p>
            <text:p text:style-name="P367">Duto – Esgoto -<text:span text:style-name="T144">3</text:span>10</text:p>
            <text:p text:style-name="P367">Duto – Gasolina -<text:span text:style-name="T144">3</text:span>03</text:p>
            <text:p text:style-name="P381">Duto – Gás -<text:span text:style-name="T144">308</text:span></text:p>
            <text:p text:style-name="P366">Duto – Nafta -<text:span text:style-name="T144">3</text:span>07</text:p>
            <text:p text:style-name="P367">Duto – Óleo -<text:span text:style-name="T144">3</text:span>02</text:p>
            <text:p text:style-name="P367">Duto – Petróleo -<text:span text:style-name="T144">3</text:span>06</text:p>
            <text:p text:style-name="P366">Duto – Querosene -<text:span text:style-name="T144">3</text:span>05</text:p>
            <text:p text:style-name="P366">Duto – Outros -<text:span text:style-name="T144">3</text:span>98</text:p>
            <text:p text:style-name="P363">Duto – Desconhecido -<text:span text:style-name="T144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1397399697392">
          <table:table-cell table:style-name="Tabela32.A1" office:value-type="string">
            <text:p text:style-name="P43">Classe </text:p>
          </table:table-cell>
          <table:table-cell table:style-name="Tabela32.B1" office:value-type="string">
            <text:p text:style-name="P574">infra_vala [L]</text:p>
          </table:table-cell>
        </table:table-row>
        <table:table-row table:style-name="TableLine1397399694128">
          <table:table-cell table:style-name="Tabela32.A2" office:value-type="string">
            <text:p text:style-name="P43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1397399706640">
          <table:table-cell table:style-name="Tabela32.A3" office:value-type="string">
            <text:p text:style-name="P43">Domínio</text:p>
          </table:table-cell>
          <table:table-cell table:style-name="Tabela32.B3" office:value-type="string">
            <text:p text:style-name="P43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1397399707456">
          <table:table-cell table:style-name="Tabela8.A1" office:value-type="string">
            <text:p text:style-name="P37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399694400">
          <table:table-cell table:style-name="Tabela8.A2" office:value-type="string">
            <text:p text:style-name="P567">Atributo</text:p>
          </table:table-cell>
          <table:table-cell table:style-name="Tabela8.A2" office:value-type="string">
            <text:p text:style-name="P569"><text:span text:style-name="T37">n</text:span>ome<text:span text:style-name="T6">(0..1)</text:span></text:p>
          </table:table-cell>
          <table:table-cell table:style-name="Tabela8.A2" office:value-type="string">
            <text:p text:style-name="P568">tipo (1)</text:p>
          </table:table-cell>
          <table:table-cell table:style-name="Tabela8.A2" office:value-type="string">
            <text:p text:style-name="P568">revestimento (1)</text:p>
          </table:table-cell>
          <table:table-cell table:style-name="Tabela8.A2" office:value-type="string">
            <text:p text:style-name="P568">tr<text:span text:style-name="T9">a</text:span>fego (1)</text:p>
          </table:table-cell>
          <table:table-cell table:style-name="Tabela8.A2" office:value-type="string">
            <text:p text:style-name="P568">nr_faixas<text:span text:style-name="T6"> (1)</text:span></text:p>
          </table:table-cell>
          <table:table-cell table:style-name="Tabela8.A2" office:value-type="string">
            <text:p text:style-name="P568">nr_pistas (1)</text:p>
          </table:table-cell>
          <table:table-cell table:style-name="Tabela8.A2" office:value-type="string">
            <text:p text:style-name="P568">canteiro_divisorio (1)</text:p>
          </table:table-cell>
          <table:table-cell table:style-name="Tabela8.A2" office:value-type="string">
            <text:p text:style-name="P568">situacao_fisica (1)</text:p>
          </table:table-cell>
          <table:table-cell table:style-name="Tabela8.A2" office:value-type="string">
            <text:p text:style-name="P568">jurisdicao (1)</text:p>
          </table:table-cell>
          <table:table-cell table:style-name="Tabela8.A2" office:value-type="string">
            <text:p text:style-name="P568"><text:span text:style-name="T37">s</text:span>igla<text:span text:style-name="T6"> (0..1)</text:span></text:p>
          </table:table-cell>
          <table:table-cell table:style-name="Tabela8.A2" office:value-type="string">
            <text:p text:style-name="P568">administracao (1)</text:p>
          </table:table-cell>
          <table:table-cell table:style-name="Tabela8.M2" office:value-type="string">
            <text:p text:style-name="P568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7">Domínio</text:p>
          </table:table-cell>
          <table:table-cell table:style-name="Tabela8.B7" table:number-rows-spanned="5" office:value-type="string">
            <text:p text:style-name="P514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6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6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7">Não -2</text:p>
            <text:p text:style-name="P47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7" table:number-rows-spanned="5" office:value-type="string">
            <text:p text:style-name="P563">(**)</text:p>
            <text:p text:style-name="P563"/>
            <text:p text:style-name="P56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7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89">Construída -3</text:p>
            <text:p text:style-name="P89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7">Não -2</text:p>
            <text:p text:style-name="P47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5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5">junto com tipo </text:span><text:span text:style-name="T236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5">junto com tipo </text:span><text:span text:style-name="T236">2</text:span></text:p>
          </table:table-cell>
          <table:table-cell table:style-name="Tabela8.H6" office:value-type="string">
            <text:p text:style-name="P47">Não -2</text:p>
            <text:p text:style-name="P47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7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5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5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5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5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5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5">junto com tipo 3</text:span></text:p>
          </table:table-cell>
          <table:table-cell table:style-name="Tabela8.H7" office:value-type="string">
            <text:p text:style-name="P47">Não -2</text:p>
            <text:p text:style-name="P47"/>
            <text:p text:style-name="P436">V – <text:span text:style-name="T235">junto com tipo 3</text:span></text:p>
          </table:table-cell>
          <table:table-cell table:style-name="Tabela8.I7" office:value-type="string">
            <text:p text:style-name="P89">Construída -3</text:p>
            <text:p text:style-name="P89"/>
            <text:p text:style-name="P429">V – <text:span text:style-name="T235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5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5">junto com tipo 3</text:span></text:p>
          </table:table-cell>
          <table:covered-table-cell/>
        </table:table-row>
      </table:table>
      <text:p text:style-name="P576">Obs de sigla: </text:p>
      <text:p text:style-name="P575">V - (sigla is not NULL and not (jurisdicao in (1,2))) or (jurisdicao in (1,2) and sigla is NULL)</text:p>
      <text:p text:style-name="P575">V - jurisdicao in (1) and not (array_contains( array_foreach( string_to_array( sigla,';'),(regexp_match( @element, '^BR-\\\\d\\\\d\\\\d$'))), true))</text:p>
      <text:p text:style-name="P575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77"/>
      <text:p text:style-name="P578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1397400331216">
          <table:table-cell table:style-name="Tabela22.A1" office:value-type="string">
            <text:p text:style-name="P37">Classe</text:p>
          </table:table-cell>
          <table:table-cell table:style-name="Tabela22.B1" table:number-columns-spanned="2" office:value-type="string">
            <text:p text:style-name="P90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1397400336928"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1397400337200">
          <table:table-cell table:style-name="Tabela22.A4" table:number-rows-spanned="2" office:value-type="string">
            <text:p text:style-name="P37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6">V - tipo in (1) and not (material_construcao in (0,5,98))</text:p>
          </table:table-cell>
        </table:table-row>
        <table:table-row table:style-name="TableLine1397400342912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199">Outros</text:span> -98</text:p>
            <text:p text:style-name="P212"/>
            <text:p text:style-name="P5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1397400343456">
          <table:table-cell table:style-name="Tabela19.A1" office:value-type="string">
            <text:p text:style-name="P37">Classe</text:p>
          </table:table-cell>
          <table:table-cell table:style-name="Tabela19.B1" table:number-columns-spanned="5" office:value-type="string">
            <text:p text:style-name="P93"><text:span text:style-name="T27">llp_limite_especial [L A] / aquisicao_centroide_limite_especial </text:span><text:span text:style-name="T217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400344816"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4">geometria_aproximada<text:span text:style-name="T5"> (1)</text:span></text:p>
          </table:table-cell>
          <table:table-cell table:style-name="Tabela19.A2" office:value-type="string">
            <text:p text:style-name="P95"><text:span text:style-name="T200">s</text:span>obreposto <text:span text:style-name="T201">(1)</text:span></text:p>
          </table:table-cell>
          <table:table-cell table:style-name="Tabela19.F2" office:value-type="string">
            <text:p text:style-name="P95">exibir_rotulo_aproximado <text:span text:style-name="T201">(1)</text:span></text:p>
          </table:table-cell>
        </table:table-row>
        <table:table-row table:style-name="TableLine1397400357872">
          <table:table-cell table:style-name="Tabela19.A3" office:value-type="string">
            <text:p text:style-name="P37">Domínio</text:p>
          </table:table-cell>
          <table:table-cell table:style-name="Tabela19.B3" office:value-type="string">
            <text:p text:style-name="P514">A ser preenchido</text:p>
            <text:p text:style-name="P532">(*)</text:p>
          </table:table-cell>
          <table:table-cell table:style-name="Tabela19.C3" office:value-type="string">
            <text:p text:style-name="P86">Terra pública -1</text:p>
            <text:p text:style-name="P86">Terra indígena -2</text:p>
            <text:p text:style-name="P86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8">Sim -1</text:p>
            <text:p text:style-name="P51">Não -2</text:p>
          </table:table-cell>
          <table:table-cell table:style-name="Tabela19.E3" office:value-type="string">
            <text:p text:style-name="P51">Sim -1</text:p>
            <text:p text:style-name="P51">Não -2</text:p>
          </table:table-cell>
          <table:table-cell table:style-name="Tabela19.F3" office:value-type="string">
            <text:p text:style-name="P49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1397400344272">
          <table:table-cell table:style-name="Tabela18.A1" office:value-type="string">
            <text:p text:style-name="P34">Classe</text:p>
          </table:table-cell>
          <table:table-cell table:style-name="Tabela18.B1" table:number-columns-spanned="5" office:value-type="string">
            <text:p text:style-name="P96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400362768">
          <table:table-cell table:style-name="Tabela18.A2" office:value-type="string">
            <text:p text:style-name="P34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4">geometria_aproximada<text:span text:style-name="T5"> (1)</text:span></text:p>
          </table:table-cell>
          <table:table-cell table:style-name="Tabela18.A2" office:value-type="string">
            <text:p text:style-name="P95"><text:span text:style-name="T200">s</text:span>obreposto <text:span text:style-name="T201">(1)</text:span></text:p>
          </table:table-cell>
          <table:table-cell table:style-name="Tabela18.F2" office:value-type="string">
            <text:p text:style-name="P95">exibir_rotulo_aproximado <text:span text:style-name="T201">(1)</text:span></text:p>
          </table:table-cell>
        </table:table-row>
        <table:table-row table:style-name="TableLine1397400360320">
          <table:table-cell table:style-name="Tabela18.A4" table:number-rows-spanned="2" office:value-type="string">
            <text:p text:style-name="P34">Domínio</text:p>
          </table:table-cell>
          <table:table-cell table:style-name="Tabela18.B4" table:number-rows-spanned="2" office:value-type="string">
            <text:p text:style-name="P511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1">Sim -1</text:p>
            <text:p text:style-name="P51">Não -2</text:p>
          </table:table-cell>
          <table:table-cell table:style-name="Tabela18.E3" office:value-type="string">
            <text:p text:style-name="P51">Sim -1</text:p>
            <text:p text:style-name="P51">Não -2</text:p>
          </table:table-cell>
          <table:table-cell table:style-name="Tabela18.F3" office:value-type="string">
            <text:p text:style-name="P51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1397400364400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1">Sim -1</text:p>
            <text:p text:style-name="P51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1397400351072">
          <table:table-cell table:style-name="Tabela12.A1" office:value-type="string">
            <text:p text:style-name="P37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1397400364128"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1397400357600">
          <table:table-cell table:style-name="Tabela12.A3" office:value-type="string">
            <text:p text:style-name="P37">Domínio</text:p>
          </table:table-cell>
          <table:table-cell table:style-name="Tabela12.B3" office:value-type="string">
            <text:p text:style-name="P514">A ser preenchido</text:p>
            <text:p text:style-name="P531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1397400356512">
          <table:table-cell table:style-name="Tabela23.A1" office:value-type="string">
            <text:p text:style-name="P34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400355152">
          <table:table-cell table:style-name="Tabela23.A2" office:value-type="string">
            <text:p text:style-name="P34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2">ortométrica (1)</text:span></text:p>
          </table:table-cell>
          <table:table-cell table:style-name="Tabela23.A2" office:value-type="string">
            <text:p text:style-name="P232">altitude_<text:span text:style-name="T142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1397400358688">
          <table:table-cell table:style-name="Tabela23.A6" table:number-rows-spanned="4" office:value-type="string">
            <text:p text:style-name="P34">Domínio</text:p>
          </table:table-cell>
          <table:table-cell table:style-name="Tabela23.B6" table:number-rows-spanned="4" office:value-type="string">
            <text:p text:style-name="P511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2">A ser preenchido</text:p>
          </table:table-cell>
          <table:table-cell table:style-name="Tabela23.F6" table:number-rows-spanned="4" office:value-type="string">
            <text:p text:style-name="P512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1">SAD-69 (96)</text:span> -<text:span text:style-name="T141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40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2">A ser preenchido</text:p>
          </table:table-cell>
          <table:table-cell table:style-name="Tabela23.L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  <table:table-cell table:style-name="Tabela23.M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</table:table-row>
        <table:table-row table:style-name="TableLine1397400377184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400381536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400369840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9H10M14S</meta:editing-duration>
    <meta:editing-cycles>554</meta:editing-cycles>
    <meta:generator>LibreOffice/7.0.6.2$Windows_X86_64 LibreOffice_project/144abb84a525d8e30c9dbbefa69cbbf2d8d4ae3b</meta:generator>
    <meta:initial-creator>dsgs3aux5</meta:initial-creator>
    <dc:date>2022-07-26T17:48:44.400000000</dc:date>
    <meta:document-statistic meta:table-count="34" meta:image-count="0" meta:object-count="0" meta:page-count="1" meta:paragraph-count="1725" meta:word-count="6323" meta:character-count="36328" meta:non-whitespace-character-count="31537"/>
  </office:meta>
</office:document-meta>
</file>